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Setting environment for using XAMPP for Windows.</text:span></text:p>
      <text:p text:style-name="P1"><text:span text:style-name="T1">730110@128-IMAC10 c:\xampp</text:span></text:p>
      <text:p text:style-name="P1"><text:span text:style-name="T1"># mysql -u root -p</text:span></text:p>
      <text:p text:style-name="P1"><text:span text:style-name="T1">Enter password:</text:span></text:p>
      <text:p text:style-name="P1"><text:span text:style-name="T1">Welcome to the MariaDB monitor.<text:s text:c="2"/>Commands end with ; or \g.</text:span></text:p>
      <text:p text:style-name="P1"><text:span text:style-name="T1">Your MariaDB connection id is 2</text:span></text:p>
      <text:p text:style-name="P1"><text:span text:style-name="T1">Server version: 10.1.21-MariaDB mariadb.org binary distribution</text:span></text:p>
      <text:p text:style-name="P1"><text:span text:style-name="T1"/></text:p>
      <text:p text:style-name="P1"><text:span text:style-name="T1">Copyright (c) 2000, 2016, Oracle, MariaDB Corporation Ab and others.</text:span></text:p>
      <text:p text:style-name="P1"><text:span text:style-name="T1"/></text:p>
      <text:p text:style-name="P1"><text:span text:style-name="T1">Type 'help;' or '\h' for help. Type '\c' to clear the current input statement.</text:span></text:p>
      <text:p text:style-name="P1"><text:span text:style-name="T1"/></text:p>
      <text:p text:style-name="P1"><text:span text:style-name="T1">MariaDB [(none)]&gt;</text:span></text:p>
      <text:p text:style-name="P1"><text:span text:style-name="T1">MariaDB [(none)]&gt; show databases;</text:span></text:p>
      <text:p text:style-name="P1"><text:span text:style-name="T1">+--------------------+</text:span></text:p>
      <text:p text:style-name="P1"><text:span text:style-name="T1">| Database<text:s text:c="11"/>|</text:span></text:p>
      <text:p text:style-name="P1"><text:span text:style-name="T1">+--------------------+</text:span></text:p>
      <text:p text:style-name="P1"><text:span text:style-name="T1">| information_schema |</text:span></text:p>
      <text:p text:style-name="P1"><text:span text:style-name="T1">| mysql<text:s text:c="14"/>|</text:span></text:p>
      <text:p text:style-name="P1"><text:span text:style-name="T1">| performance_schema |</text:span></text:p>
      <text:p text:style-name="P1"><text:span text:style-name="T1">| phpmyadmin<text:s text:c="9"/>|</text:span></text:p>
      <text:p text:style-name="P1"><text:span text:style-name="T1">| test<text:s text:c="15"/>|</text:span></text:p>
      <text:p text:style-name="P1"><text:span text:style-name="T1">+--------------------+</text:span></text:p>
      <text:p text:style-name="P1"><text:span text:style-name="T1">5 rows in set (0.10 sec)</text:span></text:p>
      <text:p text:style-name="P1"><text:span text:style-name="T1"/></text:p>
      <text:p text:style-name="P1"><text:span text:style-name="T1">MariaDB [(none)]&gt; create csd2204w18;</text:span></text:p>
      <text:p text:style-name="P1"><text:span text:style-name="T1">ERROR 1064 (42000): You have an error in your SQL syntax; check the manual that corresponds to your MariaDB server version for the right syntax to use near 'csd2204w18' at line 1</text:span></text:p>
      <text:p text:style-name="P1"><text:span text:style-name="T1">MariaDB [(none)]&gt; create database csd2204w18;</text:span></text:p>
      <text:p text:style-name="P1"><text:span text:style-name="T1">Query OK, 1 row affected (0.00 sec)</text:span></text:p>
      <text:p text:style-name="P1"><text:span text:style-name="T1"/></text:p>
      <text:p text:style-name="P1"><text:span text:style-name="T1">MariaDB [(none)]&gt; use csd2204w18;</text:span></text:p>
      <text:p text:style-name="P1"><text:span text:style-name="T1">Database changed</text:span></text:p>
      <text:p text:style-name="P1"><text:span text:style-name="T1">MariaDB [csd2204w18]&gt; show privileges;</text:span></text:p>
      <text:p text:style-name="P1"><text:span text:style-name="T1">+-------------------------+---------------------------------------+-------------------------------------------------------+</text:span></text:p>
      <text:p text:style-name="P1"><text:span text:style-name="T1">| Privilege<text:s text:c="15"/>| Context<text:s text:c="31"/>| Comment<text:s text:c="47"/>|</text:span></text:p>
      <text:p text:style-name="P1"><text:span text:style-name="T1">+-------------------------+---------------------------------------+-------------------------------------------------------+</text:span></text:p>
      <text:p text:style-name="P1"><text:span text:style-name="T1">| Alter<text:s text:c="19"/>| Tables<text:s text:c="32"/>| To alter the table<text:s text:c="36"/>|</text:span></text:p>
      <text:p text:style-name="P1"><text:span text:style-name="T1">| Alter routine<text:s text:c="11"/>| Functions,Procedures<text:s text:c="18"/>| To alter or drop stored functions/procedures<text:s text:c="10"/>|</text:span></text:p>
      <text:p text:style-name="P1"><text:span text:style-name="T1">| Create<text:s text:c="18"/>| Databases,Tables,Indexes<text:s text:c="14"/>| To create new databases and tables<text:s text:c="20"/>|</text:span></text:p>
      <text:p text:style-name="P1"><text:span text:style-name="T1">| Create routine<text:s text:c="10"/>| Databases<text:s text:c="29"/>| To use CREATE FUNCTION/PROCEDURE<text:s text:c="22"/>|</text:span></text:p>
      <text:p text:style-name="P1"><text:span text:style-name="T1">| Create temporary tables | Databases<text:s text:c="29"/>| To use CREATE TEMPORARY TABLE<text:s text:c="25"/>|</text:span></text:p>
      <text:p text:style-name="P1"><text:span text:style-name="T1">| Create view<text:s text:c="13"/>| Tables<text:s text:c="32"/>| To create new views<text:s text:c="35"/>|</text:span></text:p>
      <text:p text:style-name="P1"><text:span text:style-name="T1">| Create user<text:s text:c="13"/>| Server Admin<text:s text:c="26"/>| To create new users<text:s text:c="35"/>|</text:span></text:p>
      <text:p text:style-name="P1"><text:span text:style-name="T1">| Delete<text:s text:c="18"/>| Tables<text:s text:c="32"/>| To delete existing rows<text:s text:c="31"/>|</text:span></text:p>
      <text:p text:style-name="P1"><text:span text:style-name="T1">| Drop<text:s text:c="20"/>| Databases,Tables<text:s text:c="22"/>| To drop databases, tables, and views<text:s text:c="18"/>|</text:span></text:p>
      <text:p text:style-name="P1"><text:span text:style-name="T1">| Event<text:s text:c="19"/>| Server Admin<text:s text:c="26"/>| To create, alter, drop and execute events<text:s text:c="13"/>|</text:span></text:p>
      <text:p text:style-name="P1"><text:span text:style-name="T1">| Execute<text:s text:c="17"/>| Functions,Procedures<text:s text:c="18"/>| To execute stored routines<text:s text:c="28"/>|</text:span></text:p>
      <text:p text:style-name="P1"><text:span text:style-name="T1">| File<text:s text:c="20"/>| File access on server<text:s text:c="17"/>| To read and write files on the server<text:s text:c="17"/>|</text:span></text:p>
      <text:p text:style-name="P1"><text:span text:style-name="T1">| Grant option<text:s text:c="12"/>| Databases,Tables,Functions,Procedures | To give to other users those privileges you possess<text:s text:c="3"/>|</text:span></text:p>
      <text:p text:style-name="P1"><text:span text:style-name="T1">| Index<text:s text:c="19"/>| Tables<text:s text:c="32"/>| To create or drop indexes<text:s text:c="29"/>|</text:span></text:p>
      <text:p text:style-name="P1"><text:span text:style-name="T1">| Insert<text:s text:c="18"/>| Tables<text:s text:c="32"/>| To insert data into tables<text:s text:c="28"/>|</text:span></text:p>
      <text:p text:style-name="P1"><text:span text:style-name="T1">| Lock tables<text:s text:c="13"/>| Databases<text:s text:c="29"/>| To use LOCK TABLES (together with SELECT privilege)<text:s text:c="3"/>|</text:span></text:p>
      <text:p text:style-name="P1"><text:span text:style-name="T1">| Process<text:s text:c="17"/>| Server Admin<text:s text:c="26"/>| To view the plain text of currently executing queries |</text:span></text:p>
      <text:p text:style-name="P1"><text:span text:style-name="T1">| Proxy<text:s text:c="19"/>| Server Admin<text:s text:c="26"/>| To make proxy user possible<text:s text:c="27"/>|</text:span></text:p>
      <text:p text:style-name="P1"><text:span text:style-name="T1">| References<text:s text:c="14"/>| Databases,Tables<text:s text:c="22"/>| To have references on tables<text:s text:c="26"/>|</text:span></text:p>
      <text:p text:style-name="P1"><text:span text:style-name="T1">| Reload<text:s text:c="18"/>| Server Admin<text:s text:c="26"/>| To reload or refresh tables, logs and privileges<text:s text:c="6"/>|</text:span></text:p>
      <text:p text:style-name="P1"><text:span text:style-name="T1">| Replication client<text:s text:c="6"/>| Server Admin<text:s text:c="26"/>| To ask where the slave or master servers are<text:s text:c="10"/>|</text:span></text:p>
      <text:p text:style-name="P1"><text:span text:style-name="T1">| Replication slave<text:s text:c="7"/>| Server Admin<text:s text:c="26"/>| To read binary log events from the master<text:s text:c="13"/>|</text:span></text:p>
      <text:p text:style-name="P1"><text:span text:style-name="T1">| Select<text:s text:c="18"/>| Tables<text:s text:c="32"/>| To retrieve rows from table<text:s text:c="27"/>|</text:span></text:p>
      <text:p text:style-name="P1"><text:span text:style-name="T1">| Show databases<text:s text:c="10"/>| Server Admin<text:s text:c="26"/>| To see all databases with SHOW DATABASES<text:s text:c="14"/>|</text:span></text:p>
      <text:p text:style-name="P1"><text:span text:style-name="T1">| Show view<text:s text:c="15"/>| Tables<text:s text:c="32"/>| To see views with SHOW CREATE VIEW<text:s text:c="20"/>|</text:span></text:p>
      <text:p text:style-name="P1"><text:span text:style-name="T1">| Shutdown<text:s text:c="16"/>| Server Admin<text:s text:c="26"/>| To shut down the server<text:s text:c="31"/>|</text:span></text:p>
      <text:p text:style-name="P1"><text:span text:style-name="T1">| Super<text:s text:c="19"/>| Server Admin<text:s text:c="26"/>| To use KILL thread, SET GLOBAL, CHANGE MASTER, etc.<text:s text:c="3"/>|</text:span></text:p>
      <text:p text:style-name="P1"><text:span text:style-name="T1">| Trigger<text:s text:c="17"/>| Tables<text:s text:c="32"/>| To use triggers<text:s text:c="39"/>|</text:span></text:p>
      <text:p text:style-name="P1"><text:span text:style-name="T1">| Create tablespace<text:s text:c="7"/>| Server Admin<text:s text:c="26"/>| To create/alter/drop tablespaces<text:s text:c="22"/>|</text:span></text:p>
      <text:p text:style-name="P1"><text:span text:style-name="T1">| Update<text:s text:c="18"/>| Tables<text:s text:c="32"/>| To update existing rows<text:s text:c="31"/>|</text:span></text:p>
      <text:p text:style-name="P1"><text:span text:style-name="T1">| Usage<text:s text:c="19"/>| Server Admin<text:s text:c="26"/>| No privileges - allow connect only<text:s text:c="20"/>|</text:span></text:p>
      <text:p text:style-name="P1"><text:span text:style-name="T1">+-------------------------+---------------------------------------+-------------------------------------------------------+</text:span></text:p>
      <text:p text:style-name="P1"><text:span text:style-name="T1">31 rows in set (0.00 sec)</text:span></text:p>
      <text:p text:style-name="P1"><text:span text:style-name="T1"/></text:p>
      <text:p text:style-name="P1"><text:span text:style-name="T1">MariaDB [csd2204w18]&gt; delimiter $$</text:span></text:p>
      <text:p text:style-name="P1"><text:span text:style-name="T1">MariaDB [csd2204w18]&gt;</text:span></text:p>
      <text:p text:style-name="P1"><text:span text:style-name="T1">MariaDB [csd2204w18]&gt; show tables;</text:span></text:p>
      <text:p text:style-name="P1"><text:span text:style-name="T1"><text:s text:c="4"/>-&gt; $$</text:span></text:p>
      <text:p text:style-name="P1"><text:span text:style-name="T1">Empty set (0.00 sec)</text:span></text:p>
      <text:p text:style-name="P1"><text:span text:style-name="T1"/></text:p>
      <text:p text:style-name="P1"><text:span text:style-name="T1">MariaDB [csd2204w18]&gt; tee /applications/xamppp/day12log.txt</text:span></text:p>
      <text:p text:style-name="P1"><text:span text:style-name="T1">mysql: Can't create/write to file '/applications/xamppp/day12log.txt' (Errcode: 2 "No such file or directory")</text:span></text:p>
      <text:p text:style-name="P1"><text:span text:style-name="T1">Error logging to file '/applications/xamppp/day12log.txt'</text:span></text:p>
      <text:p text:style-name="P1"><text:span text:style-name="T1">MariaDB [csd2204w18]&gt; tee /applications/xamppp/day12log.txt</text:span></text:p>
      <text:p text:style-name="P1"><text:span text:style-name="T1">mysql: Can't create/write to file '/applications/xamppp/day12log.txt' (Errcode: 2 "No such file or directory")</text:span></text:p>
      <text:p text:style-name="P1"><text:span text:style-name="T1">Error logging to file '/applications/xamppp/day12log.txt'</text:span></text:p>
      <text:p text:style-name="P1"><text:span text:style-name="T1">MariaDB [csd2204w18]&gt; tee c:/xamppp/day12log.txt</text:span></text:p>
      <text:p text:style-name="P1"><text:span text:style-name="T1">mysql: Can't create/write to file 'c:/xamppp/day12log.txt' (Errcode: 2 "No such file or directory")</text:span></text:p>
      <text:p text:style-name="P1"><text:span text:style-name="T1">Error logging to file 'c:/xamppp/day12log.txt'</text:span></text:p>
      <text:p text:style-name="P1"><text:span text:style-name="T1">MariaDB [csd2204w18]&gt; tee c:/xamppp/day12log.txt;</text:span></text:p>
      <text:p text:style-name="P1"><text:span text:style-name="T1">mysql: Can't create/write to file 'c:/xamppp/day12log.txt;' (Errcode: 2 "No such file or directory")</text:span></text:p>
      <text:p text:style-name="P1"><text:span text:style-name="T1">Error logging to file 'c:/xamppp/day12log.txt;'</text:span></text:p>
      <text:p text:style-name="P1"><text:span text:style-name="T1">MariaDB [csd2204w18]&gt; tee c:/xampp/day12log.txt;</text:span></text:p>
      <text:p text:style-name="P1"><text:span text:style-name="T1">Logging to file 'c:/xampp/day12log.txt;'</text:span></text:p>
      <text:p text:style-name="P1"><text:span text:style-name="T1">MariaDB [csd2204w18]&gt; CREATE TABLE IF NOT EXISTS `countries` (</text:span></text:p>
      <text:p text:style-name="P1"><text:span text:style-name="T1"><text:s text:c="4"/>-&gt;<text:s text:c="3"/>`COUNTRY_ID` varchar(2) NOT NULL,</text:span></text:p>
      <text:p text:style-name="P1"><text:span text:style-name="T1"><text:s text:c="4"/>-&gt;<text:s text:c="3"/>`COUNTRY_NAME` varchar(40) DEFAULT NULL,</text:span></text:p>
      <text:p text:style-name="P1"><text:span text:style-name="T1"><text:s text:c="4"/>-&gt;<text:s text:c="3"/>`REGION_ID` decimal(10,0) DEFAULT NULL,</text:span></text:p>
      <text:p text:style-name="P1"><text:span text:style-name="T1"><text:s text:c="4"/>-&gt;<text:s text:c="3"/>PRIMARY KEY (`COUNTRY_ID`),</text:span></text:p>
      <text:p text:style-name="P1"><text:span text:style-name="T1"><text:s text:c="4"/>-&gt;<text:s text:c="3"/>KEY `COUNTR_REG_FK` (`REGION_ID`)</text:span></text:p>
      <text:p text:style-name="P1"><text:span text:style-name="T1"><text:s text:c="4"/>-&gt; ) ENGINE=MyISAM DEFAULT CHARSET=latin1;</text:span></text:p>
      <text:p text:style-name="P1"><text:span text:style-name="T1"><text:s text:c="4"/>-&gt; $$</text:span></text:p>
      <text:p text:style-name="P1"><text:span text:style-name="T1">Query OK, 0 rows affected (0.06 sec)</text:span></text:p>
      <text:p text:style-name="P1"><text:span text:style-name="T1"/></text:p>
      <text:p text:style-name="P1"><text:span text:style-name="T1">MariaDB [csd2204w18]&gt; INSERT INTO `countries` (`COUNTRY_ID`, `COUNTRY_NAME`, `REGION_ID`) VALUES</text:span></text:p>
      <text:p text:style-name="P1"><text:span text:style-name="T1"><text:s text:c="4"/>-&gt; ('AR', 'Argentina', '2'),</text:span></text:p>
      <text:p text:style-name="P1"><text:span text:style-name="T1"><text:s text:c="4"/>-&gt; ('AU', 'Australia', '3'),</text:span></text:p>
      <text:p text:style-name="P1"><text:span text:style-name="T1"><text:s text:c="4"/>-&gt; ('BE', 'Belgium', '1'),</text:span></text:p>
      <text:p text:style-name="P1"><text:span text:style-name="T1"><text:s text:c="4"/>-&gt; ('BR', 'Brazil', '2'),</text:span></text:p>
      <text:p text:style-name="P1"><text:span text:style-name="T1"><text:s text:c="4"/>-&gt; ('CA', 'Canada', '2'),</text:span></text:p>
      <text:p text:style-name="P1"><text:span text:style-name="T1"><text:s text:c="4"/>-&gt; ('CH', 'Switzerland', '1'),</text:span></text:p>
      <text:p text:style-name="P1"><text:span text:style-name="T1"><text:s text:c="4"/>-&gt; ('CN', 'China', '3'),</text:span></text:p>
      <text:p text:style-name="P1"><text:span text:style-name="T1"><text:s text:c="4"/>-&gt; ('DE', 'Germany', '1'),</text:span></text:p>
      <text:p text:style-name="P1"><text:span text:style-name="T1"><text:s text:c="4"/>-&gt; ('DK', 'Denmark', '1'),</text:span></text:p>
      <text:p text:style-name="P1"><text:span text:style-name="T1"><text:s text:c="4"/>-&gt; ('EG', 'Egypt', '4'),</text:span></text:p>
      <text:p text:style-name="P1"><text:span text:style-name="T1"><text:s text:c="4"/>-&gt; ('FR', 'France', '1'),</text:span></text:p>
      <text:p text:style-name="P1"><text:span text:style-name="T1"><text:s text:c="4"/>-&gt; ('HK', 'HongKong', '3'),</text:span></text:p>
      <text:p text:style-name="P1"><text:span text:style-name="T1"><text:s text:c="4"/>-&gt; ('IL', 'Israel', '4'),</text:span></text:p>
      <text:p text:style-name="P1"><text:span text:style-name="T1"><text:s text:c="4"/>-&gt; ('IN', 'India', '3'),</text:span></text:p>
      <text:p text:style-name="P1"><text:span text:style-name="T1"><text:s text:c="4"/>-&gt; ('IT', 'Italy', '1'),</text:span></text:p>
      <text:p text:style-name="P1"><text:span text:style-name="T1"><text:s text:c="4"/>-&gt; ('JP', 'Japan', '3'),</text:span></text:p>
      <text:p text:style-name="P1"><text:span text:style-name="T1"><text:s text:c="4"/>-&gt; ('KW', 'Kuwait', '4'),</text:span></text:p>
      <text:p text:style-name="P1"><text:span text:style-name="T1"><text:s text:c="4"/>-&gt; ('MX', 'Mexico', '2'),</text:span></text:p>
      <text:p text:style-name="P1"><text:span text:style-name="T1"><text:s text:c="4"/>-&gt; ('NG', 'Nigeria', '4'),</text:span></text:p>
      <text:p text:style-name="P1"><text:span text:style-name="T1"><text:s text:c="4"/>-&gt; ('NL', 'Netherlands', '1'),</text:span></text:p>
      <text:p text:style-name="P1"><text:span text:style-name="T1"><text:s text:c="4"/>-&gt; ('SG', 'Singapore', '3'),</text:span></text:p>
      <text:p text:style-name="P1"><text:span text:style-name="T1"><text:s text:c="4"/>-&gt; ('UK', 'United Kingdom', '1'),</text:span></text:p>
      <text:p text:style-name="P1"><text:span text:style-name="T1"><text:s text:c="4"/>-&gt; ('US', 'United States of America', '2'),</text:span></text:p>
      <text:p text:style-name="P1"><text:span text:style-name="T1"><text:s text:c="4"/>-&gt; ('ZM', 'Zambia', '4'),</text:span></text:p>
      <text:p text:style-name="P1"><text:span text:style-name="T1"><text:s text:c="4"/>-&gt; ('ZW', 'Zimbabwe', '4');</text:span></text:p>
      <text:p text:style-name="P1"><text:span text:style-name="T1"><text:s text:c="4"/>-&gt; $$</text:span></text:p>
      <text:p text:style-name="P1"><text:span text:style-name="T1">Query OK, 25 rows affected (0.00 sec)</text:span></text:p>
      <text:p text:style-name="P1"><text:span text:style-name="T1">Records: 25<text:s text:c="2"/>Duplicates: 0<text:s text:c="2"/>Warnings: 0</text:span></text:p>
      <text:p text:style-name="P1"><text:span text:style-name="T1"/></text:p>
      <text:p text:style-name="P1"><text:span text:style-name="T1">MariaDB [csd2204w18]&gt; create procedure countries()&gt;select * from countries;</text:span></text:p>
      <text:p text:style-name="P1"><text:span text:style-name="T1"><text:s text:c="4"/>-&gt; $$</text:span></text:p>
      <text:p text:style-name="P1"><text:span text:style-name="T1">ERROR 1064 (42000): You have an error in your SQL syntax; check the manual that corresponds to your MariaDB server version for the right syntax to use near '&gt;select * from countries' at line 1</text:span></text:p>
      <text:p text:style-name="P1"><text:span text:style-name="T1">MariaDB [csd2204w18]&gt; create procedure countries_data()&gt;select * from countries;</text:span></text:p>
      <text:p text:style-name="P1"><text:span text:style-name="T1"><text:s text:c="4"/>-&gt; $$</text:span></text:p>
      <text:p text:style-name="P1"><text:span text:style-name="T1">ERROR 1064 (42000): You have an error in your SQL syntax; check the manual that corresponds to your MariaDB server version for the right syntax to use near '&gt;select * from countries' at line 1</text:span></text:p>
      <text:p text:style-name="P1"><text:span text:style-name="T1">MariaDB [csd2204w18]&gt; create procedure countries()&gt;select* from countries;</text:span></text:p>
      <text:p text:style-name="P1"><text:span text:style-name="T1"><text:s text:c="4"/>-&gt; $$</text:span></text:p>
      <text:p text:style-name="P1"><text:span text:style-name="T1">ERROR 1064 (42000): You have an error in your SQL syntax; check the manual that corresponds to your MariaDB server version for the right syntax to use near '&gt;select* from countries' at line 1</text:span></text:p>
      <text:p text:style-name="P1"><text:span text:style-name="T1">MariaDB [csd2204w18]&gt; create procedure countries&gt;select* from countries;</text:span></text:p>
      <text:p text:style-name="P1"><text:span text:style-name="T1"><text:s text:c="4"/>-&gt; $$</text:span></text:p>
      <text:p text:style-name="P1"><text:span text:style-name="T1">ERROR 1064 (42000): You have an error in your SQL syntax; check the manual that corresponds to your MariaDB server version for the right syntax to use near '&gt;select* from countries' at line 1</text:span></text:p>
      <text:p text:style-name="P1"><text:span text:style-name="T1">MariaDB [csd2204w18]&gt; create procedure pro_variables()</text:span></text:p>
      <text:p text:style-name="P1"><text:span text:style-name="T1"><text:s text:c="4"/>-&gt; begin</text:span></text:p>
      <text:p text:style-name="P1"><text:span text:style-name="T1"><text:s text:c="4"/>-&gt; declare a int default 10;</text:span></text:p>
      <text:p text:style-name="P1"><text:span text:style-name="T1"><text:s text:c="4"/>-&gt; declare b,c int;</text:span></text:p>
      <text:p text:style-name="P1"><text:span text:style-name="T1"><text:s text:c="4"/>-&gt; set a=a+100;</text:span></text:p>
      <text:p text:style-name="P1"><text:span text:style-name="T1"><text:s text:c="4"/>-&gt; set b=2;</text:span></text:p>
      <text:p text:style-name="P1"><text:span text:style-name="T1"><text:s text:c="4"/>-&gt; set c=a+b;</text:span></text:p>
      <text:p text:style-name="P1"><text:span text:style-name="T1"><text:s text:c="4"/>-&gt; begin</text:span></text:p>
      <text:p text:style-name="P1"><text:span text:style-name="T1"><text:s text:c="4"/>-&gt; declare c int;</text:span></text:p>
      <text:p text:style-name="P1"><text:span text:style-name="T1"><text:s text:c="4"/>-&gt; set c=5;</text:span></text:p>
      <text:p text:style-name="P1"><text:span text:style-name="T1"><text:s text:c="4"/>-&gt; select a,b,c;</text:span></text:p>
      <text:p text:style-name="P1"><text:span text:style-name="T1"><text:s text:c="4"/>-&gt; end;</text:span></text:p>
      <text:p text:style-name="P1"><text:span text:style-name="T1"><text:s text:c="4"/>-&gt; select a,b,c;</text:span></text:p>
      <text:p text:style-name="P1"><text:span text:style-name="T1"><text:s text:c="4"/>-&gt; end$$</text:span></text:p>
      <text:p text:style-name="P1"><text:span text:style-name="T1">Query OK, 0 rows affected (0.08 sec)</text:span></text:p>
      <text:p text:style-name="P1"><text:span text:style-name="T1"/></text:p>
      <text:p text:style-name="P1"><text:span text:style-name="T1">MariaDB [csd2204w18]&gt; call<text:s text:c="2"/>pro_variables();</text:span></text:p>
      <text:p text:style-name="P1"><text:span text:style-name="T1"><text:s text:c="4"/>-&gt; $$</text:span></text:p>
      <text:p text:style-name="P1"><text:span text:style-name="T1">+------+------+------+</text:span></text:p>
      <text:p text:style-name="P1"><text:span text:style-name="T1">| a<text:s text:c="4"/>| b<text:s text:c="4"/>| c<text:s text:c="4"/>|</text:span></text:p>
      <text:p text:style-name="P1"><text:span text:style-name="T1">+------+------+------+</text:span></text:p>
      <text:p text:style-name="P1"><text:span text:style-name="T1">|<text:s text:c="2"/>110 |<text:s text:c="4"/>2 |<text:s text:c="4"/>5 |</text:span></text:p>
      <text:p text:style-name="P1"><text:span text:style-name="T1">+------+------+------+</text:span></text:p>
      <text:p text:style-name="P1"><text:span text:style-name="T1">1 row in set (0.00 sec)</text:span></text:p>
      <text:p text:style-name="P1"><text:span text:style-name="T1"/></text:p>
      <text:p text:style-name="P1"><text:span text:style-name="T1">+------+------+------+</text:span></text:p>
      <text:p text:style-name="P1"><text:span text:style-name="T1">| a<text:s text:c="4"/>| b<text:s text:c="4"/>| c<text:s text:c="4"/>|</text:span></text:p>
      <text:p text:style-name="P1"><text:span text:style-name="T1">+------+------+------+</text:span></text:p>
      <text:p text:style-name="P1"><text:span text:style-name="T1">|<text:s text:c="2"/>110 |<text:s text:c="4"/>2 |<text:s text:c="2"/>112 |</text:span></text:p>
      <text:p text:style-name="P1"><text:span text:style-name="T1">+------+------+------+</text:span></text:p>
      <text:p text:style-name="P1"><text:span text:style-name="T1">1 row in set (0.01 sec)</text:span></text:p>
      <text:p text:style-name="P1"><text:span text:style-name="T1"/></text:p>
      <text:p text:style-name="P1"><text:span text:style-name="T1">Query OK, 0 rows affected (0.03 sec)</text:span></text:p>
      <text:p text:style-name="P1"><text:span text:style-name="T1"/></text:p>
      <text:p text:style-name="P1"><text:span text:style-name="T1">MariaDB [csd2204w18]&gt; create procedure pro_user_variables()</text:span></text:p>
      <text:p text:style-name="P1"><text:span text:style-name="T1"><text:s text:c="4"/>-&gt; begin</text:span></text:p>
      <text:p text:style-name="P1"><text:span text:style-name="T1"><text:s text:c="4"/>-&gt; set @x=15;</text:span></text:p>
      <text:p text:style-name="P1"><text:span text:style-name="T1"><text:s text:c="4"/>-&gt; set @y=10;</text:span></text:p>
      <text:p text:style-name="P1"><text:span text:style-name="T1"><text:s text:c="4"/>-&gt; select @x,@x-@y;</text:span></text:p>
      <text:p text:style-name="P1"><text:span text:style-name="T1"><text:s text:c="4"/>-&gt; end$$</text:span></text:p>
      <text:p text:style-name="P1"><text:span text:style-name="T1">Query OK, 0 rows affected (0.11 sec)</text:span></text:p>
      <text:p text:style-name="P1"><text:span text:style-name="T1"/></text:p>
      <text:p text:style-name="P1"><text:span text:style-name="T1">MariaDB [csd2204w18]&gt; call pro_user_variables();</text:span></text:p>
      <text:p text:style-name="P1"><text:span text:style-name="T1"><text:s text:c="4"/>-&gt; $$</text:span></text:p>
      <text:p text:style-name="P1"><text:span text:style-name="T1">+------+-------+</text:span></text:p>
      <text:p text:style-name="P1"><text:span text:style-name="T1">| @x<text:s text:c="3"/>| @x-@y |</text:span></text:p>
      <text:p text:style-name="P1"><text:span text:style-name="T1">+------+-------+</text:span></text:p>
      <text:p text:style-name="P1"><text:span text:style-name="T1">|<text:s text:c="3"/>15 |<text:s text:c="5"/>5 |</text:span></text:p>
      <text:p text:style-name="P1"><text:span text:style-name="T1">+------+-------+</text:span></text:p>
      <text:p text:style-name="P1"><text:span text:style-name="T1">1 row in set (0.00 sec)</text:span></text:p>
      <text:p text:style-name="P1"><text:span text:style-name="T1"/></text:p>
      <text:p text:style-name="P1"><text:span text:style-name="T1">Query OK, 0 rows affected (0.00 sec)</text:span></text:p>
      <text:p text:style-name="P1"><text:span text:style-name="T1"/></text:p>
      <text:p text:style-name="P1"><text:span text:style-name="T1">MariaDB [csd2204w18]&gt; select @x,@y;</text:span></text:p>
      <text:p text:style-name="P1"><text:span text:style-name="T1"><text:s text:c="4"/>-&gt; $$</text:span></text:p>
      <text:p text:style-name="P1"><text:span text:style-name="T1">+------+------+</text:span></text:p>
      <text:p text:style-name="P1"><text:span text:style-name="T1">| @x<text:s text:c="3"/>| @y<text:s text:c="3"/>|</text:span></text:p>
      <text:p text:style-name="P1"><text:span text:style-name="T1">+------+------+</text:span></text:p>
      <text:p text:style-name="P1"><text:span text:style-name="T1">|<text:s text:c="3"/>15 |<text:s text:c="3"/>10 |</text:span></text:p>
      <text:p text:style-name="P1"><text:span text:style-name="T1">+------+------+</text:span></text:p>
      <text:p text:style-name="P1"><text:span text:style-name="T1">1 row in set (0.00 sec)</text:span></text:p>
      <text:p text:style-name="P1"><text:span text:style-name="T1"/></text:p>
      <text:p text:style-name="P1"><text:span text:style-name="T1">MariaDB [csd2204w18]&gt; create procedure pro_in(in var1 int)</text:span></text:p>
      <text:p text:style-name="P1"><text:span text:style-name="T1"><text:s text:c="4"/>-&gt; begin</text:span></text:p>
      <text:p text:style-name="P1"><text:span text:style-name="T1"><text:s text:c="4"/>-&gt; select * from countries limit var1;</text:span></text:p>
      <text:p text:style-name="P1"><text:span text:style-name="T1"><text:s text:c="4"/>-&gt; end$$</text:span></text:p>
      <text:p text:style-name="P1"><text:span text:style-name="T1">Query OK, 0 rows affected (0.09 sec)</text:span></text:p>
      <text:p text:style-name="P1"><text:span text:style-name="T1"/></text:p>
      <text:p text:style-name="P1"><text:span text:style-name="T1">MariaDB [csd2204w18]&gt; call pro_in(5)$$</text:span></text:p>
      <text:p text:style-name="P1"><text:span text:style-name="T1">+------------+--------------+-----------+</text:span></text:p>
      <text:p text:style-name="P1"><text:span text:style-name="T1">| COUNTRY_ID | COUNTRY_NAME | REGION_ID |</text:span></text:p>
      <text:p text:style-name="P1"><text:span text:style-name="T1">+------------+--------------+-----------+</text:span></text:p>
      <text:p text:style-name="P1"><text:span text:style-name="T1">| AR<text:s text:c="9"/>| Argentina<text:s text:c="4"/>|<text:s text:c="9"/>2 |</text:span></text:p>
      <text:p text:style-name="P1"><text:span text:style-name="T1">| AU<text:s text:c="9"/>| Australia<text:s text:c="4"/>|<text:s text:c="9"/>3 |</text:span></text:p>
      <text:p text:style-name="P1"><text:span text:style-name="T1">| BE<text:s text:c="9"/>| Belgium<text:s text:c="6"/>|<text:s text:c="9"/>1 |</text:span></text:p>
      <text:p text:style-name="P1"><text:span text:style-name="T1">| BR<text:s text:c="9"/>| Brazil<text:s text:c="7"/>|<text:s text:c="9"/>2 |</text:span></text:p>
      <text:p text:style-name="P1"><text:span text:style-name="T1">| CA<text:s text:c="9"/>| Canada<text:s text:c="7"/>|<text:s text:c="9"/>2 |</text:span></text:p>
      <text:p text:style-name="P1"><text:span text:style-name="T1">+------------+--------------+-----------+</text:span></text:p>
      <text:p text:style-name="P1"><text:span text:style-name="T1">5 rows in set (0.00 sec)</text:span></text:p>
      <text:p text:style-name="P1"><text:span text:style-name="T1"/></text:p>
      <text:p text:style-name="P1"><text:span text:style-name="T1">Query OK, 0 rows affected (0.05 sec)</text:span></text:p>
      <text:p text:style-name="P1"><text:span text:style-name="T1"/></text:p>
      <text:p text:style-name="P1"><text:span text:style-name="T1">MariaDB [csd2204w18]&gt; call pro_in(7)$$</text:span></text:p>
      <text:p text:style-name="P1"><text:span text:style-name="T1">+------------+--------------+-----------+</text:span></text:p>
      <text:p text:style-name="P1"><text:span text:style-name="T1">| COUNTRY_ID | COUNTRY_NAME | REGION_ID |</text:span></text:p>
      <text:p text:style-name="P1"><text:span text:style-name="T1">+------------+--------------+-----------+</text:span></text:p>
      <text:p text:style-name="P1"><text:span text:style-name="T1">| AR<text:s text:c="9"/>| Argentina<text:s text:c="4"/>|<text:s text:c="9"/>2 |</text:span></text:p>
      <text:p text:style-name="P1"><text:span text:style-name="T1">| AU<text:s text:c="9"/>| Australia<text:s text:c="4"/>|<text:s text:c="9"/>3 |</text:span></text:p>
      <text:p text:style-name="P1"><text:span text:style-name="T1">| BE<text:s text:c="9"/>| Belgium<text:s text:c="6"/>|<text:s text:c="9"/>1 |</text:span></text:p>
      <text:p text:style-name="P1"><text:span text:style-name="T1">| BR<text:s text:c="9"/>| Brazil<text:s text:c="7"/>|<text:s text:c="9"/>2 |</text:span></text:p>
      <text:p text:style-name="P1"><text:span text:style-name="T1">| CA<text:s text:c="9"/>| Canada<text:s text:c="7"/>|<text:s text:c="9"/>2 |</text:span></text:p>
      <text:p text:style-name="P1"><text:span text:style-name="T1">| CH<text:s text:c="9"/>| Switzerland<text:s text:c="2"/>|<text:s text:c="9"/>1 |</text:span></text:p>
      <text:p text:style-name="P1"><text:span text:style-name="T1">| CN<text:s text:c="9"/>| China<text:s text:c="8"/>|<text:s text:c="9"/>3 |</text:span></text:p>
      <text:p text:style-name="P1"><text:span text:style-name="T1">+------------+--------------+-----------+</text:span></text:p>
      <text:p text:style-name="P1"><text:span text:style-name="T1">7 rows in set (0.00 sec)</text:span></text:p>
      <text:p text:style-name="P1"><text:span text:style-name="T1"/></text:p>
      <text:p text:style-name="P1"><text:span text:style-name="T1">Query OK, 0 rows affected (0.05 sec)</text:span></text:p>
      <text:p text:style-name="P1"><text:span text:style-name="T1"/></text:p>
      <text:p text:style-name="P1"><text:span text:style-name="T1">MariaDB [csd2204w18]&gt; CREATE TABLE IF NOT EXISTS `jobs` (</text:span></text:p>
      <text:p text:style-name="P1"><text:span text:style-name="T1"><text:s text:c="4"/>-&gt;<text:s text:c="3"/>`JOB_ID` varchar(10) NOT NULL DEFAULT '',</text:span></text:p>
      <text:p text:style-name="P1"><text:span text:style-name="T1"><text:s text:c="4"/>-&gt;<text:s text:c="3"/>`JOB_TITLE` varchar(35) NOT NULL,</text:span></text:p>
      <text:p text:style-name="P1"><text:span text:style-name="T1"><text:s text:c="4"/>-&gt;<text:s text:c="3"/>`MIN_SALARY` decimal(6,0) DEFAULT NULL,</text:span></text:p>
      <text:p text:style-name="P1"><text:span text:style-name="T1"><text:s text:c="4"/>-&gt;<text:s text:c="3"/>`MAX_SALARY` decimal(6,0) DEFAULT NULL,</text:span></text:p>
      <text:p text:style-name="P1"><text:span text:style-name="T1"><text:s text:c="4"/>-&gt;<text:s text:c="3"/>PRIMARY KEY (`JOB_ID`)</text:span></text:p>
      <text:p text:style-name="P1"><text:span text:style-name="T1"><text:s text:c="4"/>-&gt; ) ENGINE=MyISAM DEFAULT CHARSET=latin1;</text:span></text:p>
      <text:p text:style-name="P1"><text:span text:style-name="T1"><text:s text:c="4"/>-&gt;</text:span></text:p>
      <text:p text:style-name="P1"><text:span text:style-name="T1"><text:s text:c="4"/>-&gt; $$</text:span></text:p>
      <text:p text:style-name="P1"><text:span text:style-name="T1">Query OK, 0 rows affected (0.75 sec)</text:span></text:p>
      <text:p text:style-name="P1"><text:span text:style-name="T1"/></text:p>
      <text:p text:style-name="P1"><text:span text:style-name="T1">MariaDB [csd2204w18]&gt; INSERT INTO `jobs` (`JOB_ID`, `JOB_TITLE`, `MIN_SALARY`, `MAX_SALARY`) VALUES</text:span></text:p>
      <text:p text:style-name="P1"><text:span text:style-name="T1"><text:s text:c="4"/>-&gt; ('AD_PRES', 'President', '20000', '40000'),</text:span></text:p>
      <text:p text:style-name="P1"><text:span text:style-name="T1"><text:s text:c="4"/>-&gt; ('AD_VP', 'Administration Vice President', '15000', '30000'),</text:span></text:p>
      <text:p text:style-name="P1"><text:span text:style-name="T1"><text:s text:c="4"/>-&gt; ('AD_ASST', 'Administration Assistant', '3000', '6000'),</text:span></text:p>
      <text:p text:style-name="P1"><text:span text:style-name="T1"><text:s text:c="4"/>-&gt; ('FI_MGR', 'Finance Manager', '8200', '16000'),</text:span></text:p>
      <text:p text:style-name="P1"><text:span text:style-name="T1"><text:s text:c="4"/>-&gt; ('FI_ACCOUNT', 'Accountant', '4200', '9000'),</text:span></text:p>
      <text:p text:style-name="P1"><text:span text:style-name="T1"><text:s text:c="4"/>-&gt; ('AC_MGR', 'Accounting Manager', '8200', '16000'),</text:span></text:p>
      <text:p text:style-name="P1"><text:span text:style-name="T1"><text:s text:c="4"/>-&gt; ('AC_ACCOUNT', 'Public Accountant', '4200', '9000'),</text:span></text:p>
      <text:p text:style-name="P1"><text:span text:style-name="T1"><text:s text:c="4"/>-&gt; ('SA_MAN', 'Sales Manager', '10000', '20000'),</text:span></text:p>
      <text:p text:style-name="P1"><text:span text:style-name="T1"><text:s text:c="4"/>-&gt; ('SA_REP', 'Sales Representative', '6000', '12000'),</text:span></text:p>
      <text:p text:style-name="P1"><text:span text:style-name="T1"><text:s text:c="4"/>-&gt; ('PU_MAN', 'Purchasing Manager', '8000', '15000'),</text:span></text:p>
      <text:p text:style-name="P1"><text:span text:style-name="T1"><text:s text:c="4"/>-&gt; ('PU_CLERK', 'Purchasing Clerk', '2500', '5500'),</text:span></text:p>
      <text:p text:style-name="P1"><text:span text:style-name="T1"><text:s text:c="4"/>-&gt; ('ST_MAN', 'Stock Manager', '5500', '8500'),</text:span></text:p>
      <text:p text:style-name="P1"><text:span text:style-name="T1"><text:s text:c="4"/>-&gt; ('ST_CLERK', 'Stock Clerk', '2000', '5000'),</text:span></text:p>
      <text:p text:style-name="P1"><text:span text:style-name="T1"><text:s text:c="4"/>-&gt; ('SH_CLERK', 'Shipping Clerk', '2500', '5500'),</text:span></text:p>
      <text:p text:style-name="P1"><text:span text:style-name="T1"><text:s text:c="4"/>-&gt; ('IT_PROG', 'Programmer', '4000', '10000'),</text:span></text:p>
      <text:p text:style-name="P1"><text:span text:style-name="T1"><text:s text:c="4"/>-&gt; ('MK_MAN', 'Marketing Manager', '9000', '15000'),</text:span></text:p>
      <text:p text:style-name="P1"><text:span text:style-name="T1"><text:s text:c="4"/>-&gt; ('MK_REP', 'Marketing Representative', '4000', '9000'),</text:span></text:p>
      <text:p text:style-name="P1"><text:span text:style-name="T1"><text:s text:c="4"/>-&gt; ('HR_REP', 'Human Resources Representative', '4000', '9000'),</text:span></text:p>
      <text:p text:style-name="P1"><text:span text:style-name="T1"><text:s text:c="4"/>-&gt; ('PR_REP', 'Public Relations Representative', '4500', '10500');</text:span></text:p>
      <text:p text:style-name="P1"><text:span text:style-name="T1"><text:s text:c="4"/>-&gt;</text:span></text:p>
      <text:p text:style-name="P1"><text:span text:style-name="T1"><text:s text:c="4"/>-&gt; -- --------------------------------------------------------</text:span></text:p>
      <text:p text:style-name="P1"><text:span text:style-name="T1"><text:s text:c="4"/>-&gt;</text:span></text:p>
      <text:p text:style-name="P1"><text:span text:style-name="T1"><text:s text:c="4"/>-&gt; --</text:span></text:p>
      <text:p text:style-name="P1"><text:span text:style-name="T1"><text:s text:c="4"/>-&gt; -- Table structure for table `locations`</text:span></text:p>
      <text:p text:style-name="P1"><text:span text:style-name="T1"><text:s text:c="4"/>-&gt; --</text:span></text:p>
      <text:p text:style-name="P1"><text:span text:style-name="T1"><text:s text:c="4"/>-&gt;</text:span></text:p>
      <text:p text:style-name="P1"><text:span text:style-name="T1"><text:s text:c="4"/>-&gt; CREATE TABLE IF NOT EXISTS `locations` (</text:span></text:p>
      <text:p text:style-name="P1"><text:span text:style-name="T1"><text:s text:c="4"/>-&gt;<text:s text:c="3"/>`LOCATION_ID` decimal(4,0) NOT NULL DEFAULT '0',</text:span></text:p>
      <text:p text:style-name="P1"><text:span text:style-name="T1"><text:s text:c="4"/>-&gt;<text:s text:c="3"/>`STREET_ADDRESS` varchar(40) DEFAULT NULL,</text:span></text:p>
      <text:p text:style-name="P1"><text:span text:style-name="T1"><text:s text:c="4"/>-&gt;<text:s text:c="3"/>`POSTAL_CODE` varchar(12) DEFAULT NULL,</text:span></text:p>
      <text:p text:style-name="P1"><text:span text:style-name="T1"><text:s text:c="4"/>-&gt;<text:s text:c="3"/>`CITY` varchar(30) NOT NULL,</text:span></text:p>
      <text:p text:style-name="P1"><text:span text:style-name="T1"><text:s text:c="4"/>-&gt;<text:s text:c="3"/>`STATE_PROVINCE` varchar(25) DEFAULT NULL,</text:span></text:p>
      <text:p text:style-name="P1"><text:span text:style-name="T1"><text:s text:c="4"/>-&gt;<text:s text:c="3"/>`COUNTRY_ID` varchar(2) DEFAULT NULL,</text:span></text:p>
      <text:p text:style-name="P1"><text:span text:style-name="T1"><text:s text:c="4"/>-&gt;<text:s text:c="3"/>PRIMARY KEY (`LOCATION_ID`),</text:span></text:p>
      <text:p text:style-name="P1"><text:span text:style-name="T1"><text:s text:c="4"/>-&gt;<text:s text:c="3"/>KEY `LOC_CITY_IX` (`CITY`),</text:span></text:p>
      <text:p text:style-name="P1"><text:span text:style-name="T1"><text:s text:c="4"/>-&gt;<text:s text:c="3"/>KEY `LOC_COUNTRY_IX` (`COUNTRY_ID`),</text:span></text:p>
      <text:p text:style-name="P1"><text:span text:style-name="T1"><text:s text:c="4"/>-&gt;<text:s text:c="3"/>KEY `LOC_STATE_PROVINCE_IX` (`STATE_PROVINCE`)</text:span></text:p>
      <text:p text:style-name="P1"><text:span text:style-name="T1"><text:s text:c="4"/>-&gt; $$</text:span></text:p>
      <text:p text:style-name="P1"><text:span text:style-name="T1">Query OK, 19 rows affected (0.00 sec)</text:span></text:p>
      <text:p text:style-name="P1"><text:span text:style-name="T1">Records: 19<text:s text:c="2"/>Duplicates: 0<text:s text:c="2"/>Warnings: 0</text:span></text:p>
      <text:p text:style-name="P1"><text:span text:style-name="T1"/></text:p>
      <text:p text:style-name="P1"><text:span text:style-name="T1">ERROR 1064 (42000): You have an error in your SQL syntax; check the manual that corresponds to your MariaDB server version for the right syntax to use near '' at line 11</text:span></text:p>
      <text:p text:style-name="P1"><text:span text:style-name="T1">MariaDB [csd2204w18]&gt; create procedure my_pro_out(out highest</text:span></text:p>
      <text:p text:style-name="P1"><text:span text:style-name="T1"><text:s text:c="4"/>-&gt; ';</text:span></text:p>
      <text:p text:style-name="P1"><text:span text:style-name="T1"><text:s text:c="4"/>'&gt; ';$$</text:span></text:p>
      <text:p text:style-name="P1"><text:span text:style-name="T1">ERROR 1064 (42000): You have an error in your SQL syntax; check the manual that corresponds to your MariaDB server version for the right syntax to use near '';</text:span></text:p>
      <text:p text:style-name="P1"><text:span text:style-name="T1">'' at line 2</text:span></text:p>
      <text:p text:style-name="P1"><text:span text:style-name="T1">MariaDB [csd2204w18]&gt; create procedure my_pro_out(out highest_salary int)</text:span></text:p>
      <text:p text:style-name="P1"><text:span text:style-name="T1"><text:s text:c="4"/>-&gt; begin</text:span></text:p>
      <text:p text:style-name="P1"><text:span text:style-name="T1"><text:s text:c="4"/>-&gt; select max(max_salary) into highest_salary from jobs;</text:span></text:p>
      <text:p text:style-name="P1"><text:span text:style-name="T1"><text:s text:c="4"/>-&gt; end$$</text:span></text:p>
      <text:p text:style-name="P1"><text:span text:style-name="T1">Query OK, 0 rows affected (0.45 sec)</text:span></text:p>
      <text:p text:style-name="P1"><text:span text:style-name="T1"/></text:p>
      <text:p text:style-name="P1"><text:span text:style-name="T1">MariaDB [csd2204w18]&gt; call my_pro_out(@m)$$select @m$$</text:span></text:p>
      <text:p text:style-name="P1"><text:span text:style-name="T1">Query OK, 1 row affected (0.00 sec)</text:span></text:p>
      <text:p text:style-name="P1"><text:span text:style-name="T1"/></text:p>
      <text:p text:style-name="P1"><text:span text:style-name="T1">+-------+</text:span></text:p>
      <text:p text:style-name="P1"><text:span text:style-name="T1">| @m<text:s text:c="4"/>|</text:span></text:p>
      <text:p text:style-name="P1"><text:span text:style-name="T1">+-------+</text:span></text:p>
      <text:p text:style-name="P1"><text:span text:style-name="T1">| 40000 |</text:span></text:p>
      <text:p text:style-name="P1"><text:span text:style-name="T1">+-------+</text:span></text:p>
      <text:p text:style-name="P1"><text:span text:style-name="T1">1 row in set (0.00 sec)</text:span></text:p>
      <text:p text:style-name="P1"><text:span text:style-name="T1"/></text:p>
      <text:p text:style-name="P1"><text:span text:style-name="T1">MariaDB [csd2204w18]&gt; create procedure pro1 in(1000)</text:span></text:p>
      <text:p text:style-name="P1"><text:span text:style-name="T1"><text:s text:c="4"/>-&gt; begin</text:span></text:p>
      <text:p text:style-name="P1"><text:span text:style-name="T1"><text:s text:c="4"/>-&gt; select min(min_salary) in(1000) from jobs;</text:span></text:p>
      <text:p text:style-name="P1"><text:span text:style-name="T1"><text:s text:c="4"/>-&gt; end$$</text:span></text:p>
      <text:p text:style-name="P1"><text:span text:style-name="T1">ERROR 1064 (42000): You have an error in your SQL syntax; check the manual that corresponds to your MariaDB server version for the right syntax to use near 'in(1000)</text:span></text:p>
      <text:p text:style-name="P1"><text:span text:style-name="T1">begin</text:span></text:p>
      <text:p text:style-name="P1"><text:span text:style-name="T1">select min(min_salary) in(1000) from jobs;</text:span></text:p>
      <text:p text:style-name="P1"><text:span text:style-name="T1">end' at line 1</text:span></text:p>
      <text:p text:style-name="P1"><text:span text:style-name="T1">MariaDB [csd2204w18]&gt; create procedure pro1 (in salary int)</text:span></text:p>
      <text:p text:style-name="P1"><text:span text:style-name="T1"><text:s text:c="4"/>-&gt; begin</text:span></text:p>
      <text:p text:style-name="P1"><text:span text:style-name="T1"><text:s text:c="4"/>-&gt; seelct * from jobs where min_salary&gt;salary;</text:span></text:p>
      <text:p text:style-name="P1"><text:span text:style-name="T1"><text:s text:c="4"/>-&gt; end$$</text:span></text:p>
      <text:p text:style-name="P1"><text:span text:style-name="T1">ERROR 1064 (42000): You have an error in your SQL syntax; check the manual that corresponds to your MariaDB server version for the right syntax to use near '* from jobs where min_salary&gt;salary;</text:span></text:p>
      <text:p text:style-name="P1"><text:span text:style-name="T1">end' at line 3</text:span></text:p>
      <text:p text:style-name="P1"><text:span text:style-name="T1">MariaDB [csd2204w18]&gt; create procedure pro1 (in salary int)</text:span></text:p>
      <text:p text:style-name="P1"><text:span text:style-name="T1"><text:s text:c="4"/>-&gt; begin</text:span></text:p>
      <text:p text:style-name="P1"><text:span text:style-name="T1"><text:s text:c="4"/>-&gt; select * from jobs where min_salary&gt;salary;</text:span></text:p>
      <text:p text:style-name="P1"><text:span text:style-name="T1"><text:s text:c="4"/>-&gt; end$$</text:span></text:p>
      <text:p text:style-name="P1"><text:span text:style-name="T1">Query OK, 0 rows affected (0.08 sec)</text:span></text:p>
      <text:p text:style-name="P1"><text:span text:style-name="T1"/></text:p>
      <text:p text:style-name="P1"><text:span text:style-name="T1">MariaDB [csd2204w18]&gt; call pro1(1000)$$</text:span></text:p>
      <text:p text:style-name="P1"><text:span text:style-name="T1">+------------+---------------------------------+------------+------------+</text:span></text:p>
      <text:p text:style-name="P1"><text:span text:style-name="T1">| JOB_ID<text:s text:c="5"/>| JOB_TITLE<text:s text:c="23"/>| MIN_SALARY | MAX_SALARY |</text:span></text:p>
      <text:p text:style-name="P1"><text:span text:style-name="T1">+------------+---------------------------------+------------+------------+</text:span></text:p>
      <text:p text:style-name="P1"><text:span text:style-name="T1">| AD_PRES<text:s text:c="4"/>| President<text:s text:c="23"/>|<text:s text:c="6"/>20000 |<text:s text:c="6"/>40000 |</text:span></text:p>
      <text:p text:style-name="P1"><text:span text:style-name="T1">| AD_VP<text:s text:c="6"/>| Administration Vice President<text:s text:c="3"/>|<text:s text:c="6"/>15000 |<text:s text:c="6"/>30000 |</text:span></text:p>
      <text:p text:style-name="P1"><text:span text:style-name="T1">| AD_ASST<text:s text:c="4"/>| Administration Assistant<text:s text:c="8"/>|<text:s text:c="7"/>3000 |<text:s text:c="7"/>6000 |</text:span></text:p>
      <text:p text:style-name="P1"><text:span text:style-name="T1">| FI_MGR<text:s text:c="5"/>| Finance Manager<text:s text:c="17"/>|<text:s text:c="7"/>8200 |<text:s text:c="6"/>16000 |</text:span></text:p>
      <text:p text:style-name="P1"><text:span text:style-name="T1">| FI_ACCOUNT | Accountant<text:s text:c="22"/>|<text:s text:c="7"/>4200 |<text:s text:c="7"/>9000 |</text:span></text:p>
      <text:p text:style-name="P1"><text:span text:style-name="T1">| AC_MGR<text:s text:c="5"/>| Accounting Manager<text:s text:c="14"/>|<text:s text:c="7"/>8200 |<text:s text:c="6"/>16000 |</text:span></text:p>
      <text:p text:style-name="P1"><text:span text:style-name="T1">| AC_ACCOUNT | Public Accountant<text:s text:c="15"/>|<text:s text:c="7"/>4200 |<text:s text:c="7"/>9000 |</text:span></text:p>
      <text:p text:style-name="P1"><text:span text:style-name="T1">| SA_MAN<text:s text:c="5"/>| Sales Manager<text:s text:c="19"/>|<text:s text:c="6"/>10000 |<text:s text:c="6"/>20000 |</text:span></text:p>
      <text:p text:style-name="P1"><text:span text:style-name="T1">| SA_REP<text:s text:c="5"/>| Sales Representative<text:s text:c="12"/>|<text:s text:c="7"/>6000 |<text:s text:c="6"/>12000 |</text:span></text:p>
      <text:p text:style-name="P1"><text:span text:style-name="T1">| PU_MAN<text:s text:c="5"/>| Purchasing Manager<text:s text:c="14"/>|<text:s text:c="7"/>8000 |<text:s text:c="6"/>15000 |</text:span></text:p>
      <text:p text:style-name="P1"><text:span text:style-name="T1">| PU_CLERK<text:s text:c="3"/>| Purchasing Clerk<text:s text:c="16"/>|<text:s text:c="7"/>2500 |<text:s text:c="7"/>5500 |</text:span></text:p>
      <text:p text:style-name="P1"><text:span text:style-name="T1">| ST_MAN<text:s text:c="5"/>| Stock Manager<text:s text:c="19"/>|<text:s text:c="7"/>5500 |<text:s text:c="7"/>8500 |</text:span></text:p>
      <text:p text:style-name="P1"><text:span text:style-name="T1">| ST_CLERK<text:s text:c="3"/>| Stock Clerk<text:s text:c="21"/>|<text:s text:c="7"/>2000 |<text:s text:c="7"/>5000 |</text:span></text:p>
      <text:p text:style-name="P1"><text:span text:style-name="T1">| SH_CLERK<text:s text:c="3"/>| Shipping Clerk<text:s text:c="18"/>|<text:s text:c="7"/>2500 |<text:s text:c="7"/>5500 |</text:span></text:p>
      <text:p text:style-name="P1"><text:span text:style-name="T1">| IT_PROG<text:s text:c="4"/>| Programmer<text:s text:c="22"/>|<text:s text:c="7"/>4000 |<text:s text:c="6"/>10000 |</text:span></text:p>
      <text:p text:style-name="P1"><text:span text:style-name="T1">| MK_MAN<text:s text:c="5"/>| Marketing Manager<text:s text:c="15"/>|<text:s text:c="7"/>9000 |<text:s text:c="6"/>15000 |</text:span></text:p>
      <text:p text:style-name="P1"><text:span text:style-name="T1">| MK_REP<text:s text:c="5"/>| Marketing Representative<text:s text:c="8"/>|<text:s text:c="7"/>4000 |<text:s text:c="7"/>9000 |</text:span></text:p>
      <text:p text:style-name="P1"><text:span text:style-name="T1">| HR_REP<text:s text:c="5"/>| Human Resources Representative<text:s text:c="2"/>|<text:s text:c="7"/>4000 |<text:s text:c="7"/>9000 |</text:span></text:p>
      <text:p text:style-name="P1"><text:span text:style-name="T1">| PR_REP<text:s text:c="5"/>| Public Relations Representative |<text:s text:c="7"/>4500 |<text:s text:c="6"/>10500 |</text:span></text:p>
      <text:p text:style-name="P1"><text:span text:style-name="T1">+------------+---------------------------------+------------+------------+</text:span></text:p>
      <text:p text:style-name="P1"><text:span text:style-name="T1">19 rows in set (0.00 sec)</text:span></text:p>
      <text:p text:style-name="P1"><text:span text:style-name="T1"/></text:p>
      <text:p text:style-name="P1"><text:span text:style-name="T1">Query OK, 0 rows affected (0.28 sec)</text:span></text:p>
      <text:p text:style-name="P1"><text:span text:style-name="T1"/></text:p>
      <text:p text:style-name="P1"><text:span text:style-name="T1">MariaDB [csd2204w18]&gt; create procedure job_search(in salary int,out cntemp) begin select count(*) into cntemp from jobs where max_salary&gt;salary;end$$</text:span></text:p>
      <text:p text:style-name="P1"><text:span text:style-name="T1">ERROR 1064 (42000): You have an error in your SQL syntax; check the manual that corresponds to your MariaDB server version for the right syntax to use near ') begin select count(*) into cntemp from jobs where max_salary&gt;salary;end' at line 1</text:span></text:p>
      <text:p text:style-name="P1"><text:span text:style-name="T1">MariaDB [csd2204w18]&gt; create procedure job_search(in salary int,out cntemp int) begin select count(*) into cntemp from jobs where max_salary&gt;salary;end$$</text:span></text:p>
      <text:p text:style-name="P1"><text:span text:style-name="T1">Query OK, 0 rows affected (0.08 sec)</text:span></text:p>
      <text:p text:style-name="P1"><text:span text:style-name="T1"/></text:p>
      <text:p text:style-name="P1"><text:span text:style-name="T1">MariaDB [csd2204w18]&gt; call job_search(5000)$$</text:span></text:p>
      <text:p text:style-name="P1"><text:span text:style-name="T1">ERROR 1318 (42000): Incorrect number of arguments for PROCEDURE csd2204w18.job_search; expected 2, got 1</text:span></text:p>
      <text:p text:style-name="P1"><text:span text:style-name="T1">MariaDB [csd2204w18]&gt; call job_search(5000,@e)$$</text:span></text:p>
      <text:p text:style-name="P1"><text:span text:style-name="T1">Query OK, 1 row affected (0.00 sec)</text:span></text:p>
      <text:p text:style-name="P1"><text:span text:style-name="T1"/></text:p>
      <text:p text:style-name="P1"><text:span text:style-name="T1">MariaDB [csd2204w18]&gt; select @e;</text:span></text:p>
      <text:p text:style-name="P1"><text:span text:style-name="T1"><text:s text:c="4"/>-&gt; $$</text:span></text:p>
      <text:p text:style-name="P1"><text:span text:style-name="T1">+------+</text:span></text:p>
      <text:p text:style-name="P1"><text:span text:style-name="T1">| @e<text:s text:c="3"/>|</text:span></text:p>
      <text:p text:style-name="P1"><text:span text:style-name="T1">+------+</text:span></text:p>
      <text:p text:style-name="P1"><text:span text:style-name="T1">|<text:s text:c="3"/>18 |</text:span></text:p>
      <text:p text:style-name="P1"><text:span text:style-name="T1">+------+</text:span></text:p>
      <text:p text:style-name="P1"><text:span text:style-name="T1">1 row in set (0.00 sec)</text:span></text:p>
      <text:p text:style-name="P1"><text:span text:style-name="T1"/></text:p>
      <text:p text:style-name="P1"><text:span text:style-name="T1">MariaDB [csd2204w18]&gt; create procedure pro_inout(inout maxsalary int,in desig cahr(30))</text:span></text:p>
      <text:p text:style-name="P1"><text:span text:style-name="T1"><text:s text:c="4"/>-&gt; begin</text:span></text:p>
      <text:p text:style-name="P1"><text:span text:style-name="T1"><text:s text:c="4"/>-&gt; select max_salary into maxsalary from jobs where job_titlt=desig;</text:span></text:p>
      <text:p text:style-name="P1"><text:span text:style-name="T1"><text:s text:c="4"/>-&gt; end$$</text:span></text:p>
      <text:p text:style-name="P1"><text:span text:style-name="T1">ERROR 1064 (42000): You have an error in your SQL syntax; check the manual that corresponds to your MariaDB server version for the right syntax to use near 'cahr(30))</text:span></text:p>
      <text:p text:style-name="P1"><text:span text:style-name="T1">begin</text:span></text:p>
      <text:p text:style-name="P1"><text:span text:style-name="T1">select max_salary into maxsalary from jobs where job_titlt=desig' at line 1</text:span></text:p>
      <text:p text:style-name="P1"><text:span text:style-name="T1">MariaDB [csd2204w18]&gt; create procedure pro_inout(inout maxsalary int,in desig cahr(30))</text:span></text:p>
      <text:p text:style-name="P1"><text:span text:style-name="T1"><text:s text:c="4"/>-&gt; begin</text:span></text:p>
      <text:p text:style-name="P1"><text:span text:style-name="T1"><text:s text:c="4"/>-&gt; select max_salary into maxsalary from jobs where job_title=desig;</text:span></text:p>
      <text:p text:style-name="P1"><text:span text:style-name="T1"><text:s text:c="4"/>-&gt; end$$</text:span></text:p>
      <text:p text:style-name="P1"><text:span text:style-name="T1">ERROR 1064 (42000): You have an error in your SQL syntax; check the manual that corresponds to your MariaDB server version for the right syntax to use near 'cahr(30))</text:span></text:p>
      <text:p text:style-name="P1"><text:span text:style-name="T1">begin</text:span></text:p>
      <text:p text:style-name="P1"><text:span text:style-name="T1">select max_salary into maxsalary from jobs where job_title=desig' at line 1</text:span></text:p>
      <text:p text:style-name="P1"><text:span text:style-name="T1">MariaDB [csd2204w18]&gt; create procedure pro_inout(inout maxsalary int,in desig cahr(30))</text:span></text:p>
      <text:p text:style-name="P1"><text:span text:style-name="T1"><text:s text:c="4"/>-&gt; begin</text:span></text:p>
      <text:p text:style-name="P1"><text:span text:style-name="T1"><text:s text:c="4"/>-&gt; select max_salary into maxsalary from jobs where job_title =desig;</text:span></text:p>
      <text:p text:style-name="P1"><text:span text:style-name="T1"><text:s text:c="4"/>-&gt; end$$</text:span></text:p>
      <text:p text:style-name="P1"><text:span text:style-name="T1">ERROR 1064 (42000): You have an error in your SQL syntax; check the manual that corresponds to your MariaDB server version for the right syntax to use near 'cahr(30))</text:span></text:p>
      <text:p text:style-name="P1"><text:span text:style-name="T1">begin</text:span></text:p>
      <text:p text:style-name="P1"><text:span text:style-name="T1">select max_salary into maxsalary from jobs where job_title =desi' at line 1</text:span></text:p>
      <text:p text:style-name="P1"><text:span text:style-name="T1">MariaDB [csd2204w18]&gt; create procedure pro_inout(inout maxsalary int,in desig char(30))</text:span></text:p>
      <text:p text:style-name="P1"><text:span text:style-name="T1"><text:s text:c="4"/>-&gt; begin</text:span></text:p>
      <text:p text:style-name="P1"><text:span text:style-name="T1"><text:s text:c="4"/>-&gt; select max_salary into maxsalary from jobs where job_title=desig;</text:span></text:p>
      <text:p text:style-name="P1"><text:span text:style-name="T1"><text:s text:c="4"/>-&gt; end$$</text:span></text:p>
      <text:p text:style-name="P1"><text:span text:style-name="T1">Query OK, 0 rows affected (0.14 sec)</text:span></text:p>
      <text:p text:style-name="P1"><text:span text:style-name="T1"/></text:p>
      <text:p text:style-name="P1"><text:span text:style-name="T1">MariaDB [csd2204w18]&gt; call pro_inout(@c,'stock clerk')$$</text:span></text:p>
      <text:p text:style-name="P1"><text:span text:style-name="T1">Query OK, 1 row affected (0.00 sec)</text:span></text:p>
      <text:p text:style-name="P1"><text:span text:style-name="T1"/></text:p>
      <text:p text:style-name="P1"><text:span text:style-name="T1">MariaDB [csd2204w18]&gt; select @c$$</text:span></text:p>
      <text:p text:style-name="P1"><text:span text:style-name="T1">+------+</text:span></text:p>
      <text:p text:style-name="P1"><text:span text:style-name="T1">| @c<text:s text:c="3"/>|</text:span></text:p>
      <text:p text:style-name="P1"><text:span text:style-name="T1">+------+</text:span></text:p>
      <text:p text:style-name="P1"><text:span text:style-name="T1">| 5000 |</text:span></text:p>
      <text:p text:style-name="P1"><text:span text:style-name="T1">+------+</text:span></text:p>
      <text:p text:style-name="P1"><text:span text:style-name="T1">1 row in set (0.00 sec)</text:span></text:p>
      <text:p text:style-name="P1"><text:span text:style-name="T1"/></text:p>
      <text:p text:style-name="P1"><text:span text:style-name="T1">MariaDB [csd2204w18]&gt; CREATE PROCEDURE proc_Compare_Salary(IN desig CHAR(30))</text:span></text:p>
      <text:p text:style-name="P1"><text:span text:style-name="T1"><text:s text:c="4"/>-&gt; BEGIN</text:span></text:p>
      <text:p text:style-name="P1"><text:span text:style-name="T1"><text:s text:c="4"/>-&gt; DECLARE progSal INT;</text:span></text:p>
      <text:p text:style-name="P1"><text:span text:style-name="T1"><text:s text:c="4"/>-&gt; DECLARE presSal INT;</text:span></text:p>
      <text:p text:style-name="P1"><text:span text:style-name="T1"><text:s text:c="4"/>-&gt; SELECT MIN_SALARY INTO progSal FROM jobs WHERE JOB_TITLE = desig;</text:span></text:p>
      <text:p text:style-name="P1"><text:span text:style-name="T1"><text:s text:c="4"/>-&gt; SELECT MIN_SALARY INTO presSal FROM jobs WHERE JOB_TITLE = 'president';</text:span></text:p>
      <text:p text:style-name="P1"><text:span text:style-name="T1"><text:s text:c="4"/>-&gt; SET presSal = presSal /2;</text:span></text:p>
      <text:p text:style-name="P1"><text:span text:style-name="T1"><text:s text:c="4"/>-&gt; SELECT presSal;</text:span></text:p>
      <text:p text:style-name="P1"><text:span text:style-name="T1"><text:s text:c="4"/>-&gt; SELECT progSal;</text:span></text:p>
      <text:p text:style-name="P1"><text:span text:style-name="T1"><text:s text:c="4"/>-&gt; IF (progSal &lt; presSal)</text:span></text:p>
      <text:p text:style-name="P1"><text:span text:style-name="T1"><text:s text:c="4"/>-&gt; THEN</text:span></text:p>
      <text:p text:style-name="P1"><text:span text:style-name="T1"><text:s text:c="4"/>-&gt; SELECT 'You need an increment.';</text:span></text:p>
      <text:p text:style-name="P1"><text:span text:style-name="T1"><text:s text:c="4"/>-&gt; ELSEIF (progSal = presSal)</text:span></text:p>
      <text:p text:style-name="P1"><text:span text:style-name="T1"><text:s text:c="4"/>-&gt; THEN</text:span></text:p>
      <text:p text:style-name="P1"><text:span text:style-name="T1"><text:s text:c="4"/>-&gt; SELECT 'Salary is moderate';</text:span></text:p>
      <text:p text:style-name="P1"><text:span text:style-name="T1"><text:s text:c="4"/>-&gt; ELSE</text:span></text:p>
      <text:p text:style-name="P1"><text:span text:style-name="T1"><text:s text:c="4"/>-&gt; SELECT 'You are earning good';</text:span></text:p>
      <text:p text:style-name="P1"><text:span text:style-name="T1"><text:s text:c="4"/>-&gt; END IF;</text:span></text:p>
      <text:p text:style-name="P1"><text:span text:style-name="T1"><text:s text:c="4"/>-&gt; END$$</text:span></text:p>
      <text:p text:style-name="P1"><text:span text:style-name="T1">Query OK, 0 rows affected (0.08 sec)</text:span></text:p>
      <text:p text:style-name="P1"><text:span text:style-name="T1"/></text:p>
      <text:p text:style-name="P1"><text:span text:style-name="T1">MariaDB [csd2204w18]&gt; CALL proc_Compare_Salary('Programmer')$$</text:span></text:p>
      <text:p text:style-name="P1"><text:span text:style-name="T1">+---------+</text:span></text:p>
      <text:p text:style-name="P1"><text:span text:style-name="T1">| presSal |</text:span></text:p>
      <text:p text:style-name="P1"><text:span text:style-name="T1">+---------+</text:span></text:p>
      <text:p text:style-name="P1"><text:span text:style-name="T1">|<text:s text:c="3"/>10000 |</text:span></text:p>
      <text:p text:style-name="P1"><text:span text:style-name="T1">+---------+</text:span></text:p>
      <text:p text:style-name="P1"><text:span text:style-name="T1">1 row in set (0.00 sec)</text:span></text:p>
      <text:p text:style-name="P1"><text:span text:style-name="T1"/></text:p>
      <text:p text:style-name="P1"><text:span text:style-name="T1">+---------+</text:span></text:p>
      <text:p text:style-name="P1"><text:span text:style-name="T1">| progSal |</text:span></text:p>
      <text:p text:style-name="P1"><text:span text:style-name="T1">+---------+</text:span></text:p>
      <text:p text:style-name="P1"><text:span text:style-name="T1">|<text:s text:c="4"/>4000 |</text:span></text:p>
      <text:p text:style-name="P1"><text:span text:style-name="T1">+---------+</text:span></text:p>
      <text:p text:style-name="P1"><text:span text:style-name="T1">1 row in set (0.01 sec)</text:span></text:p>
      <text:p text:style-name="P1"><text:span text:style-name="T1"/></text:p>
      <text:p text:style-name="P1"><text:span text:style-name="T1">+------------------------+</text:span></text:p>
      <text:p text:style-name="P1"><text:span text:style-name="T1">| You need an increment. |</text:span></text:p>
      <text:p text:style-name="P1"><text:span text:style-name="T1">+------------------------+</text:span></text:p>
      <text:p text:style-name="P1"><text:span text:style-name="T1">| You need an increment. |</text:span></text:p>
      <text:p text:style-name="P1"><text:span text:style-name="T1">+------------------------+</text:span></text:p>
      <text:p text:style-name="P1"><text:span text:style-name="T1">1 row in set (0.01 sec)</text:span></text:p>
      <text:p text:style-name="P1"><text:span text:style-name="T1"/></text:p>
      <text:p text:style-name="P1"><text:span text:style-name="T1">Query OK, 0 rows affected (0.03 sec)</text:span></text:p>
      <text:p text:style-name="P1"><text:span text:style-name="T1"/></text:p>
      <text:p text:style-name="P1"><text:span text:style-name="T1">MariaDB [csd2204w18]&gt;<text:s/></text:span><text:span text:style-name="T2">◦</text:span><text:span text:style-name="T3"><text:s/>CREATE PROCEDURE proc_Case (INOUT no_employees INT, IN</text:span></text:p>
      <text:p text:style-name="P1"><text:span text:style-name="T3"/></text:p>
      <text:p text:style-name="P1"><text:span text:style-name="T3">Nothing found</text:span></text:p>
      <text:p text:style-name="P1"><text:span text:style-name="T3">Please try to run 'help contents' for a list of all accessible topics</text:span></text:p>
      <text:p text:style-name="P1"><text:span text:style-name="T3"/></text:p>
      <text:p text:style-name="P1"><text:span text:style-name="T3">MariaDB [csd2204w18]&gt; salary INT)</text:span></text:p>
      <text:p text:style-name="P1"><text:span text:style-name="T3"><text:s text:c="4"/>-&gt; BEGIN</text:span></text:p>
      <text:p text:style-name="P1"><text:span text:style-name="T3"><text:s text:c="4"/>-&gt; CASE</text:span></text:p>
      <text:p text:style-name="P1"><text:span text:style-name="T3"><text:s text:c="4"/>-&gt; WHEN (salary&gt;10000)</text:span></text:p>
      <text:p text:style-name="P1"><text:span text:style-name="T3"><text:s text:c="4"/>-&gt; THEN (SELECT COUNT(job_id) INTO no_employees FROM</text:span></text:p>
      <text:p text:style-name="P1"><text:span text:style-name="T3"><text:s text:c="4"/>-&gt; jobs WHERE min_salary&gt;10000);</text:span></text:p>
      <text:p text:style-name="P1"><text:span text:style-name="T3"><text:s text:c="4"/>-&gt; WHEN (salary&lt;10000)</text:span></text:p>
      <text:p text:style-name="P1"><text:span text:style-name="T3"><text:s text:c="4"/>-&gt; THEN (SELECT COUNT(job_id) INTO no_employees FROM</text:span></text:p>
      <text:p text:style-name="P1"><text:span text:style-name="T3"><text:s text:c="4"/>-&gt; jobs WHERE min_salary&lt;10000);</text:span></text:p>
      <text:p text:style-name="P1"><text:span text:style-name="T3"><text:s text:c="4"/>-&gt; ELSE (SELECT COUNT(job_id) INTO no_employees FROM jobs</text:span></text:p>
      <text:p text:style-name="P1"><text:span text:style-name="T3"><text:s text:c="4"/>-&gt; WHERE min_salary=10000);</text:span></text:p>
      <text:p text:style-name="P1"><text:span text:style-name="T3"><text:s text:c="4"/>-&gt; END CASE;</text:span></text:p>
      <text:p text:style-name="P1"><text:span text:style-name="T3"><text:s text:c="4"/>-&gt; END$$</text:span></text:p>
      <text:p text:style-name="P1"><text:span text:style-name="T3">ERROR 1064 (42000): You have an error in your SQL syntax; check the manual that corresponds to your MariaDB server version for the right syntax to use near 'salary INT)</text:span></text:p>
      <text:p text:style-name="P1"><text:span text:style-name="T3">BEGIN</text:span></text:p>
      <text:p text:style-name="P1"><text:span text:style-name="T3">CASE</text:span></text:p>
      <text:p text:style-name="P1"><text:span text:style-name="T3">WHEN (salary&gt;10000)</text:span></text:p>
      <text:p text:style-name="P1"><text:span text:style-name="T3">THEN (SELECT COUNT(job_id) INTO no_em' at line 1</text:span></text:p>
      <text:p text:style-name="P1"><text:span text:style-name="T3">MariaDB [csd2204w18]&gt; CREATE PROCEDURE proc_Case (INOUT no_employees INT, IN</text:span></text:p>
      <text:p text:style-name="P1"><text:span text:style-name="T3"><text:s text:c="4"/>-&gt; salary INT)</text:span></text:p>
      <text:p text:style-name="P1"><text:span text:style-name="T3"><text:s text:c="4"/>-&gt; BEGIN</text:span></text:p>
      <text:p text:style-name="P1"><text:span text:style-name="T3"><text:s text:c="4"/>-&gt; CASE</text:span></text:p>
      <text:p text:style-name="P1"><text:span text:style-name="T3"><text:s text:c="4"/>-&gt; WHEN (salary&gt;10000)</text:span></text:p>
      <text:p text:style-name="P1"><text:span text:style-name="T3"><text:s text:c="4"/>-&gt; THEN (SELECT COUNT(job_id) INTO no_employees FROM</text:span></text:p>
      <text:p text:style-name="P1"><text:span text:style-name="T3"><text:s text:c="4"/>-&gt; jobs WHERE min_salary&gt;10000);</text:span></text:p>
      <text:p text:style-name="P1"><text:span text:style-name="T3"><text:s text:c="4"/>-&gt; WHEN (salary&lt;10000)</text:span></text:p>
      <text:p text:style-name="P1"><text:span text:style-name="T3"><text:s text:c="4"/>-&gt; THEN (SELECT COUNT(job_id) INTO no_employees FROM</text:span></text:p>
      <text:p text:style-name="P1"><text:span text:style-name="T3"><text:s text:c="4"/>-&gt; jobs WHERE min_salary&lt;10000);</text:span></text:p>
      <text:p text:style-name="P1"><text:span text:style-name="T3"><text:s text:c="4"/>-&gt; ELSE (SELECT COUNT(job_id) INTO no_employees FROM jobs</text:span></text:p>
      <text:p text:style-name="P1"><text:span text:style-name="T3"><text:s text:c="4"/>-&gt; WHERE min_salary=10000);</text:span></text:p>
      <text:p text:style-name="P1"><text:span text:style-name="T3"><text:s text:c="4"/>-&gt; END CASE;</text:span></text:p>
      <text:p text:style-name="P1"><text:span text:style-name="T3"><text:s text:c="4"/>-&gt; END$$</text:span></text:p>
      <text:p text:style-name="P1"><text:span text:style-name="T3">Query OK, 0 rows affected (0.09 sec)</text:span></text:p>
      <text:p text:style-name="P1"><text:span text:style-name="T3"/></text:p>
      <text:p text:style-name="P1"><text:span text:style-name="T3">MariaDB [csd2204w18]&gt; CALL proc_Case(@C,10001)$$</text:span></text:p>
      <text:p text:style-name="P1"><text:span text:style-name="T3">Query OK, 1 row affected (0.00 sec)</text:span></text:p>
      <text:p text:style-name="P1"><text:span text:style-name="T3"/></text:p>
      <text:p text:style-name="P1"><text:span text:style-name="T3">MariaDB [csd2204w18]&gt; SELECT @C$$</text:span></text:p>
      <text:p text:style-name="P1"><text:span text:style-name="T3">+------+</text:span></text:p>
      <text:p text:style-name="P1"><text:span text:style-name="T3">| @C<text:s text:c="3"/>|</text:span></text:p>
      <text:p text:style-name="P1"><text:span text:style-name="T3">+------+</text:span></text:p>
      <text:p text:style-name="P1"><text:span text:style-name="T3">|<text:s text:c="4"/>2 |</text:span></text:p>
      <text:p text:style-name="P1"><text:span text:style-name="T3">+------+</text:span></text:p>
      <text:p text:style-name="P1"><text:span text:style-name="T3">1 row in set (0.00 sec)</text:span></text:p>
      <text:p text:style-name="P1"><text:span text:style-name="T3"/></text:p>
      <text:p text:style-name="P1"><text:span text:style-name="T3">MariaDB [csd2204w18]&gt;<text:s/></text:span><text:span text:style-name="T4">◦</text:span><text:span text:style-name="T5"><text:s/>CALL proc_Case(@C,10001);</text:span></text:p>
      <text:p text:style-name="P1"><text:span text:style-name="T5"/></text:p>
      <text:p text:style-name="P1"><text:span text:style-name="T5">Nothing found</text:span></text:p>
      <text:p text:style-name="P1"><text:span text:style-name="T5">Please try to run 'help contents' for a list of all accessible topics</text:span></text:p>
      <text:p text:style-name="P1"><text:span text:style-name="T5"/></text:p>
      <text:p text:style-name="P1"><text:span text:style-name="T5">MariaDB [csd2204w18]&gt; CALL proc_Case(@C,9999);</text:span></text:p>
      <text:p text:style-name="P1"><text:span text:style-name="T5"><text:s text:c="4"/>-&gt; $$</text:span></text:p>
      <text:p text:style-name="P1"><text:span text:style-name="T5">Query OK, 1 row affected (0.00 sec)</text:span></text:p>
      <text:p text:style-name="P1"><text:span text:style-name="T5"/></text:p>
      <text:p text:style-name="P1"><text:span text:style-name="T5">MariaDB [csd2204w18]&gt; select @c$$</text:span></text:p>
      <text:p text:style-name="P1"><text:span text:style-name="T5">+------+</text:span></text:p>
      <text:p text:style-name="P1"><text:span text:style-name="T5">| @c<text:s text:c="3"/>|</text:span></text:p>
      <text:p text:style-name="P1"><text:span text:style-name="T5">+------+</text:span></text:p>
      <text:p text:style-name="P1"><text:span text:style-name="T5">|<text:s text:c="3"/>16 |</text:span></text:p>
      <text:p text:style-name="P1"><text:span text:style-name="T5">+------+</text:span></text:p>
      <text:p text:style-name="P1"><text:span text:style-name="T5">1 row in set (0.00 sec)</text:span></text:p>
      <text:p text:style-name="P1"><text:span text:style-name="T5"/></text:p>
      <text:p text:style-name="P1"><text:span text:style-name="T5">MariaDB [csd2204w18]&gt;<text:s text:c="2"/>CALL proc_Case(@C,10001);</text:span></text:p>
      <text:p text:style-name="P1"><text:span text:style-name="T5"><text:s text:c="4"/>-&gt; $$</text:span></text:p>
      <text:p text:style-name="P1"><text:span text:style-name="T5">Query OK, 1 row affected (0.00 sec)</text:span></text:p>
      <text:p text:style-name="P1"><text:span text:style-name="T5"/></text:p>
      <text:p text:style-name="P1"><text:span text:style-name="T5">MariaDB [csd2204w18]&gt; select @c$$</text:span></text:p>
      <text:p text:style-name="P1"><text:span text:style-name="T5">+------+</text:span></text:p>
      <text:p text:style-name="P1"><text:span text:style-name="T5">| @c<text:s text:c="3"/>|</text:span></text:p>
      <text:p text:style-name="P1"><text:span text:style-name="T5">+------+</text:span></text:p>
      <text:p text:style-name="P1"><text:span text:style-name="T5">|<text:s text:c="4"/>2 |</text:span></text:p>
      <text:p text:style-name="P1"><text:span text:style-name="T5">+------+</text:span></text:p>
      <text:p text:style-name="P1"><text:span text:style-name="T5">1 row in set (0.00 sec)</text:span></text:p>
      <text:p text:style-name="P1"><text:span text:style-name="T5"/></text:p>
      <text:p text:style-name="P1"><text:span text:style-name="T5">MariaDB [csd2204w18]&gt; CALL proc_Case(@C,10000);</text:span></text:p>
      <text:p text:style-name="P1"><text:span text:style-name="T5"><text:s text:c="4"/>-&gt; $$</text:span></text:p>
      <text:p text:style-name="P1"><text:span text:style-name="T5">Query OK, 1 row affected (0.00 sec)</text:span></text:p>
      <text:p text:style-name="P1"><text:span text:style-name="T5"/></text:p>
      <text:p text:style-name="P1"><text:span text:style-name="T5">MariaDB [csd2204w18]&gt; select @c$$</text:span></text:p>
      <text:p text:style-name="P1"><text:span text:style-name="T5">+------+</text:span></text:p>
      <text:p text:style-name="P1"><text:span text:style-name="T5">| @c<text:s text:c="3"/>|</text:span></text:p>
      <text:p text:style-name="P1"><text:span text:style-name="T5">+------+</text:span></text:p>
      <text:p text:style-name="P1"><text:span text:style-name="T5">|<text:s text:c="4"/>1 |</text:span></text:p>
      <text:p text:style-name="P1"><text:span text:style-name="T5">+------+</text:span></text:p>
      <text:p text:style-name="P1"><text:span text:style-name="T5">1 row in set (0.00 sec)</text:span></text:p>
      <text:p text:style-name="P1"><text:span text:style-name="T5"/></text:p>
      <text:p text:style-name="P1"><text:span text:style-name="T5">MariaDB [csd2204w18]&gt; CREATE PROCEDURE proc_LOOP (IN num INT)</text:span></text:p>
      <text:p text:style-name="P1"><text:span text:style-name="T5"><text:s text:c="4"/>-&gt; BEGIN</text:span></text:p>
      <text:p text:style-name="P1"><text:span text:style-name="T5"><text:s text:c="4"/>-&gt; DECLARE x INT;</text:span></text:p>
      <text:p text:style-name="P1"><text:span text:style-name="T5"><text:s text:c="4"/>-&gt; SET x = 0;</text:span></text:p>
      <text:p text:style-name="P1"><text:span text:style-name="T5"><text:s text:c="4"/>-&gt; loop_label: LOOP</text:span></text:p>
      <text:p text:style-name="P1"><text:span text:style-name="T5"><text:s text:c="4"/>-&gt; INSERT INTO number VALUES (rand());</text:span></text:p>
      <text:p text:style-name="P1"><text:span text:style-name="T5"><text:s text:c="4"/>-&gt; SET x = x + 1;</text:span></text:p>
      <text:p text:style-name="P1"><text:span text:style-name="T5"><text:s text:c="4"/>-&gt; IF x &gt;= num</text:span></text:p>
      <text:p text:style-name="P1"><text:span text:style-name="T5"><text:s text:c="4"/>-&gt; THEN LEAVE loop_label;</text:span></text:p>
      <text:p text:style-name="P1"><text:span text:style-name="T5"><text:s text:c="4"/>-&gt; END IF;</text:span></text:p>
      <text:p text:style-name="P1"><text:span text:style-name="T5"><text:s text:c="4"/>-&gt; END LOOP;</text:span></text:p>
      <text:p text:style-name="P1"><text:span text:style-name="T5"><text:s text:c="4"/>-&gt; END$$</text:span></text:p>
      <text:p text:style-name="P1"><text:span text:style-name="T5">Query OK, 0 rows affected (0.61 sec)</text:span></text:p>
      <text:p text:style-name="P1"><text:span text:style-name="T5"/></text:p>
      <text:p text:style-name="P1"><text:span text:style-name="T5">MariaDB [csd2204w18]&gt;<text:s/></text:span><text:span text:style-name="T6">◦</text:span><text:span text:style-name="T7"><text:s/>CALL proc_LOOP(3)$$</text:span></text:p>
      <text:p text:style-name="P1"><text:span text:style-name="T7"/></text:p>
      <text:p text:style-name="P1"><text:span text:style-name="T7">Nothing found</text:span></text:p>
      <text:p text:style-name="P1"><text:span text:style-name="T7">Please try to run 'help contents' for a list of all accessible topics</text:span></text:p>
      <text:p text:style-name="P1"><text:span text:style-name="T7"/></text:p>
      <text:p text:style-name="P1"><text:span text:style-name="T7">MariaDB [csd2204w18]&gt;<text:s/></text:span><text:span text:style-name="T8">◦</text:span><text:span text:style-name="T9"><text:s/>CALL proc_LOOP(3)$$</text:span></text:p>
      <text:p text:style-name="P1"><text:span text:style-name="T9"/></text:p>
      <text:p text:style-name="P1"><text:span text:style-name="T9">Nothing found</text:span></text:p>
      <text:p text:style-name="P1"><text:span text:style-name="T9">Please try to run 'help contents' for a list of all accessible topics</text:span></text:p>
      <text:p text:style-name="P1"><text:span text:style-name="T9"/></text:p>
      <text:p text:style-name="P1"><text:span text:style-name="T9">MariaDB [csd2204w18]&gt; CALL proc_LOOP(3)$$</text:span></text:p>
      <text:p text:style-name="P1"><text:span text:style-name="T9">ERROR 1146 (42S02): Table 'csd2204w18.number' doesn't exist</text:span></text:p>
      <text:p text:style-name="P1"><text:span text:style-name="T9">MariaDB [csd2204w18]&gt; create table numbers(n1 floats(5,2));$$</text:span></text:p>
      <text:p text:style-name="P1"><text:span text:style-name="T9">ERROR 1064 (42000): You have an error in your SQL syntax; check the manual that corresponds to your MariaDB server version for the right syntax to use near 'floats(5,2))' at line 1</text:span></text:p>
      <text:p text:style-name="P1"><text:span text:style-name="T9">MariaDB [csd2204w18]&gt; create table numbers(n1 float(5,2));$$</text:span></text:p>
      <text:p text:style-name="P1"><text:span text:style-name="T9">Query OK, 0 rows affected (0.53 sec)</text:span></text:p>
      <text:p text:style-name="P1"><text:span text:style-name="T9"/></text:p>
      <text:p text:style-name="P1"><text:span text:style-name="T9">MariaDB [csd2204w18]&gt;<text:s text:c="2"/>CREATE PROCEDURE proc_LOOP (IN num INT)</text:span></text:p>
      <text:p text:style-name="P1"><text:span text:style-name="T9"><text:s text:c="4"/>-&gt;<text:s text:c="5"/>-&gt; BEGIN</text:span></text:p>
      <text:p text:style-name="P1"><text:span text:style-name="T9"><text:s text:c="4"/>-&gt;<text:s text:c="5"/>-&gt; DECLARE x INT;</text:span></text:p>
      <text:p text:style-name="P1"><text:span text:style-name="T9"><text:s text:c="4"/>-&gt;<text:s text:c="5"/>-&gt; SET x = 0;</text:span></text:p>
      <text:p text:style-name="P1"><text:span text:style-name="T9"><text:s text:c="4"/>-&gt;<text:s text:c="5"/>-&gt; loop_label: LOOP</text:span></text:p>
      <text:p text:style-name="P1"><text:span text:style-name="T9"><text:s text:c="4"/>-&gt;<text:s text:c="5"/>-&gt; INSERT INTO number VALUES (rand());</text:span></text:p>
      <text:p text:style-name="P1"><text:span text:style-name="T9"><text:s text:c="4"/>-&gt;<text:s text:c="5"/>-&gt; SET x = x + 1;</text:span></text:p>
      <text:p text:style-name="P1"><text:span text:style-name="T9"><text:s text:c="4"/>-&gt;<text:s text:c="5"/>-&gt; IF x &gt;= num</text:span></text:p>
      <text:p text:style-name="P1"><text:span text:style-name="T9"><text:s text:c="4"/>-&gt;<text:s text:c="5"/>-&gt; THEN LEAVE loop_label;</text:span></text:p>
      <text:p text:style-name="P1"><text:span text:style-name="T9"><text:s text:c="4"/>-&gt;<text:s text:c="5"/>-&gt; END IF;</text:span></text:p>
      <text:p text:style-name="P1"><text:span text:style-name="T9"><text:s text:c="4"/>-&gt;<text:s text:c="5"/>-&gt; END LOOP;</text:span></text:p>
      <text:p text:style-name="P1"><text:span text:style-name="T9"><text:s text:c="4"/>-&gt;<text:s text:c="5"/>-&gt; END$$</text:span></text:p>
      <text:p text:style-name="P1"><text:span text:style-name="T9">ERROR 1064 (42000): You have an error in your SQL syntax; check the manual that corresponds to your MariaDB server version for the right syntax to use near '-&gt; BEGIN</text:span></text:p>
      <text:p text:style-name="P1"><text:span text:style-name="T9"><text:s text:c="4"/>-&gt; DECLARE x INT;</text:span></text:p>
      <text:p text:style-name="P1"><text:span text:style-name="T9"><text:s text:c="4"/>-&gt; SET x = 0;</text:span></text:p>
      <text:p text:style-name="P1"><text:span text:style-name="T9"><text:s text:c="4"/>-&gt; loop_label: LOOP</text:span></text:p>
      <text:p text:style-name="P1"><text:span text:style-name="T9"><text:s text:c="4"/>-&gt; ' at line 2</text:span></text:p>
      <text:p text:style-name="P1"><text:span text:style-name="T9">MariaDB [csd2204w18]&gt; CREATE PROCEDURE proc_LOOP (IN num INT)</text:span></text:p>
      <text:p text:style-name="P1"><text:span text:style-name="T9"><text:s text:c="4"/>-&gt; BEGIN</text:span></text:p>
      <text:p text:style-name="P1"><text:span text:style-name="T9"><text:s text:c="4"/>-&gt; DECLARE x INT;</text:span></text:p>
      <text:p text:style-name="P1"><text:span text:style-name="T9"><text:s text:c="4"/>-&gt; SET x = 0;</text:span></text:p>
      <text:p text:style-name="P1"><text:span text:style-name="T9"><text:s text:c="4"/>-&gt; loop_label: LOOP</text:span></text:p>
      <text:p text:style-name="P1"><text:span text:style-name="T9"><text:s text:c="4"/>-&gt; INSERT INTO number VALUES (rand());</text:span></text:p>
      <text:p text:style-name="P1"><text:span text:style-name="T9"><text:s text:c="4"/>-&gt; SET x = x + 1;</text:span></text:p>
      <text:p text:style-name="P1"><text:span text:style-name="T9"><text:s text:c="4"/>-&gt; IF x &gt;= num</text:span></text:p>
      <text:p text:style-name="P1"><text:span text:style-name="T9"><text:s text:c="4"/>-&gt; THEN LEAVE loop_label;</text:span></text:p>
      <text:p text:style-name="P1"><text:span text:style-name="T9"><text:s text:c="4"/>-&gt; END IF;</text:span></text:p>
      <text:p text:style-name="P1"><text:span text:style-name="T9"><text:s text:c="4"/>-&gt; END LOOP;</text:span></text:p>
      <text:p text:style-name="P1"><text:span text:style-name="T9"><text:s text:c="4"/>-&gt; END$$</text:span></text:p>
      <text:p text:style-name="P1"><text:span text:style-name="T9">ERROR 1304 (42000): PROCEDURE proc_LOOP already exists</text:span></text:p>
      <text:p text:style-name="P1"><text:span text:style-name="T9">MariaDB [csd2204w18]&gt; Bye</text:span></text:p>
      <text:p text:style-name="P1"><text:span text:style-name="T9"/></text:p>
      <text:p text:style-name="P1"><text:span text:style-name="T9">730110@128-IMAC10 c:\xampp</text:span></text:p>
      <text:p text:style-name="P1"><text:span text:style-name="T9"># mysql -u root -p</text:span></text:p>
      <text:p text:style-name="P1"><text:span text:style-name="T9">Enter password:</text:span></text:p>
      <text:p text:style-name="P1"><text:span text:style-name="T9">Welcome to the MariaDB monitor.<text:s text:c="2"/>Commands end with ; or \g.</text:span></text:p>
      <text:p text:style-name="P1"><text:span text:style-name="T9">Your MariaDB connection id is 3</text:span></text:p>
      <text:p text:style-name="P1"><text:span text:style-name="T9">Server version: 10.1.21-MariaDB mariadb.org binary distribution</text:span></text:p>
      <text:p text:style-name="P1"><text:span text:style-name="T9"/></text:p>
      <text:p text:style-name="P1"><text:span text:style-name="T9">Copyright (c) 2000, 2016, Oracle, MariaDB Corporation Ab and others.</text:span></text:p>
      <text:p text:style-name="P1"><text:span text:style-name="T9"/></text:p>
      <text:p text:style-name="P1"><text:span text:style-name="T9">Type 'help;' or '\h' for help. Type '\c' to clear the current input statement.</text:span></text:p>
      <text:p text:style-name="P1"><text:span text:style-name="T9"/></text:p>
      <text:p text:style-name="P1"><text:span text:style-name="T9">MariaDB [(none)]&gt; show databases;</text:span></text:p>
      <text:p text:style-name="P1"><text:span text:style-name="T9">+--------------------+</text:span></text:p>
      <text:p text:style-name="P1"><text:span text:style-name="T9">| Database<text:s text:c="11"/>|</text:span></text:p>
      <text:p text:style-name="P1"><text:span text:style-name="T9">+--------------------+</text:span></text:p>
      <text:p text:style-name="P1"><text:span text:style-name="T9">| csd2204w18<text:s text:c="9"/>|</text:span></text:p>
      <text:p text:style-name="P1"><text:span text:style-name="T9">| information_schema |</text:span></text:p>
      <text:p text:style-name="P1"><text:span text:style-name="T9">| mysql<text:s text:c="14"/>|</text:span></text:p>
      <text:p text:style-name="P1"><text:span text:style-name="T9">| performance_schema |</text:span></text:p>
      <text:p text:style-name="P1"><text:span text:style-name="T9">| phpmyadmin<text:s text:c="9"/>|</text:span></text:p>
      <text:p text:style-name="P1"><text:span text:style-name="T9">| test<text:s text:c="15"/>|</text:span></text:p>
      <text:p text:style-name="P1"><text:span text:style-name="T9">+--------------------+</text:span></text:p>
      <text:p text:style-name="P1"><text:span text:style-name="T9">6 rows in set (0.00 sec)</text:span></text:p>
      <text:p text:style-name="P1"><text:span text:style-name="T9"/></text:p>
      <text:p text:style-name="P1"><text:span text:style-name="T9">MariaDB [(none)]&gt; use csd2204w18;</text:span></text:p>
      <text:p text:style-name="P1"><text:span text:style-name="T9">Database changed</text:span></text:p>
      <text:p text:style-name="P1"><text:span text:style-name="T9">MariaDB [csd2204w18]&gt; DELIMITER $$</text:span></text:p>
      <text:p text:style-name="P1"><text:span text:style-name="T9">MariaDB [csd2204w18]&gt;<text:s/></text:span><text:span text:style-name="T10">◦</text:span><text:span text:style-name="T11"><text:s/>CREATE PROCEDURE proc_LOOP (IN num INT)</text:span></text:p>
      <text:p text:style-name="P1"><text:span text:style-name="T11"/></text:p>
      <text:p text:style-name="P1"><text:span text:style-name="T11">Nothing found</text:span></text:p>
      <text:p text:style-name="P1"><text:span text:style-name="T11">Please try to run 'help contents' for a list of all accessible topics</text:span></text:p>
      <text:p text:style-name="P1"><text:span text:style-name="T11"/></text:p>
      <text:p text:style-name="P1"><text:span text:style-name="T11">MariaDB [csd2204w18]&gt; BEGIN</text:span></text:p>
      <text:p text:style-name="P1"><text:span text:style-name="T11"><text:s text:c="4"/>-&gt; DECLARE x INT;</text:span></text:p>
      <text:p text:style-name="P1"><text:span text:style-name="T11"><text:s text:c="4"/>-&gt; SET x = 0;</text:span></text:p>
      <text:p text:style-name="P1"><text:span text:style-name="T11"><text:s text:c="4"/>-&gt; loop_label: LOOP</text:span></text:p>
      <text:p text:style-name="P1"><text:span text:style-name="T11"><text:s text:c="4"/>-&gt; INSERT INTO number VALUES (rand());</text:span></text:p>
      <text:p text:style-name="P1"><text:span text:style-name="T11"><text:s text:c="4"/>-&gt; SET x = x + 1;</text:span></text:p>
      <text:p text:style-name="P1"><text:span text:style-name="T11"><text:s text:c="4"/>-&gt; IF x &gt;= num</text:span></text:p>
      <text:p text:style-name="P1"><text:span text:style-name="T11"><text:s text:c="4"/>-&gt; THEN LEAVE loop_label;</text:span></text:p>
      <text:p text:style-name="P1"><text:span text:style-name="T11"><text:s text:c="4"/>-&gt; END IF;</text:span></text:p>
      <text:p text:style-name="P1"><text:span text:style-name="T11"><text:s text:c="4"/>-&gt; END LOOP;</text:span></text:p>
      <text:p text:style-name="P1"><text:span text:style-name="T11"><text:s text:c="4"/>-&gt; END$$</text:span></text:p>
      <text:p text:style-name="P1"><text:span text:style-name="T11">ERROR 1064 (42000): You have an error in your SQL syntax; check the manual that corresponds to your MariaDB server version for the right syntax to use near 'DECLARE x INT;</text:span></text:p>
      <text:p text:style-name="P1"><text:span text:style-name="T11">SET x = 0;</text:span></text:p>
      <text:p text:style-name="P1"><text:span text:style-name="T11">loop_label: LOOP</text:span></text:p>
      <text:p text:style-name="P1"><text:span text:style-name="T11">INSERT INTO number VALUES (rand());</text:span></text:p>
      <text:p text:style-name="P1"><text:span text:style-name="T11">S' at line 2</text:span></text:p>
      <text:p text:style-name="P1"><text:span text:style-name="T11">MariaDB [csd2204w18]&gt; Bye</text:span></text:p>
      <text:p text:style-name="P1"><text:span text:style-name="T11"/></text:p>
      <text:p text:style-name="P1"><text:span text:style-name="T11">730110@128-IMAC10 c:\xampp</text:span></text:p>
      <text:p text:style-name="P1"><text:span text:style-name="T11"># mysql -u root -p</text:span></text:p>
      <text:p text:style-name="P1"><text:span text:style-name="T11">Enter password:</text:span></text:p>
      <text:p text:style-name="P1"><text:span text:style-name="T11">Welcome to the MariaDB monitor.<text:s text:c="2"/>Commands end with ; or \g.</text:span></text:p>
      <text:p text:style-name="P1"><text:span text:style-name="T11">Your MariaDB connection id is 4</text:span></text:p>
      <text:p text:style-name="P1"><text:span text:style-name="T11">Server version: 10.1.21-MariaDB mariadb.org binary distribution</text:span></text:p>
      <text:p text:style-name="P1"><text:span text:style-name="T11"/></text:p>
      <text:p text:style-name="P1"><text:span text:style-name="T11">Copyright (c) 2000, 2016, Oracle, MariaDB Corporation Ab and others.</text:span></text:p>
      <text:p text:style-name="P1"><text:span text:style-name="T11"/></text:p>
      <text:p text:style-name="P1"><text:span text:style-name="T11">Type 'help;' or '\h' for help. Type '\c' to clear the current input statement.</text:span></text:p>
      <text:p text:style-name="P1"><text:span text:style-name="T11"/></text:p>
      <text:p text:style-name="P1"><text:span text:style-name="T11">MariaDB [(none)]&gt; use csd2204w18;</text:span></text:p>
      <text:p text:style-name="P1"><text:span text:style-name="T11">Database changed</text:span></text:p>
      <text:p text:style-name="P1"><text:span text:style-name="T11">MariaDB [csd2204w18]&gt; DELIMITER $$</text:span></text:p>
      <text:p text:style-name="P1"><text:span text:style-name="T11">MariaDB [csd2204w18]&gt;<text:s/></text:span><text:span text:style-name="T12">◦</text:span><text:span text:style-name="T13"><text:s/>CREATE PROCEDURE proc_LOOP (IN num INT)</text:span></text:p>
      <text:p text:style-name="P1"><text:span text:style-name="T13"/></text:p>
      <text:p text:style-name="P1"><text:span text:style-name="T13">Nothing found</text:span></text:p>
      <text:p text:style-name="P1"><text:span text:style-name="T13">Please try to run 'help contents' for a list of all accessible topics</text:span></text:p>
      <text:p text:style-name="P1"><text:span text:style-name="T13"/></text:p>
      <text:p text:style-name="P1"><text:span text:style-name="T13">MariaDB [csd2204w18]&gt; BEGIN</text:span></text:p>
      <text:p text:style-name="P1"><text:span text:style-name="T13"><text:s text:c="4"/>-&gt; DECLARE x INT;</text:span></text:p>
      <text:p text:style-name="P1"><text:span text:style-name="T13"><text:s text:c="4"/>-&gt; SET x = 0;</text:span></text:p>
      <text:p text:style-name="P1"><text:span text:style-name="T13"><text:s text:c="4"/>-&gt; loop_label: LOOP</text:span></text:p>
      <text:p text:style-name="P1"><text:span text:style-name="T13"><text:s text:c="4"/>-&gt; INSERT INTO number VALUES (rand());</text:span></text:p>
      <text:p text:style-name="P1"><text:span text:style-name="T13"><text:s text:c="4"/>-&gt; SET x = x + 1;</text:span></text:p>
      <text:p text:style-name="P1"><text:span text:style-name="T13"><text:s text:c="4"/>-&gt; IF x &gt;= num</text:span></text:p>
      <text:p text:style-name="P1"><text:span text:style-name="T13"><text:s text:c="4"/>-&gt; THEN LEAVE loop_label;</text:span></text:p>
      <text:p text:style-name="P1"><text:span text:style-name="T13"><text:s text:c="4"/>-&gt; END IF;</text:span></text:p>
      <text:p text:style-name="P1"><text:span text:style-name="T13"><text:s text:c="4"/>-&gt; END LOOP;</text:span></text:p>
      <text:p text:style-name="P1"><text:span text:style-name="T13"><text:s text:c="4"/>-&gt; END$$</text:span></text:p>
      <text:p text:style-name="P1"><text:span text:style-name="T13">ERROR 1064 (42000): You have an error in your SQL syntax; check the manual that corresponds to your MariaDB server version for the right syntax to use near 'DECLARE x INT;</text:span></text:p>
      <text:p text:style-name="P1"><text:span text:style-name="T13">SET x = 0;</text:span></text:p>
      <text:p text:style-name="P1"><text:span text:style-name="T13">loop_label: LOOP</text:span></text:p>
      <text:p text:style-name="P1"><text:span text:style-name="T13">INSERT INTO number VALUES (rand());</text:span></text:p>
      <text:p text:style-name="P1"><text:span text:style-name="T13">S' at line 2</text:span></text:p>
      <text:p text:style-name="P1"><text:span text:style-name="T13">MariaDB [csd2204w18]&gt; DELIMITER $$</text:span></text:p>
      <text:p text:style-name="P1"><text:span text:style-name="T13">MariaDB [csd2204w18]&gt;<text:s/></text:span><text:span text:style-name="T14">◦</text:span><text:span text:style-name="T15"><text:s/>CREATE PROCEDURE proc_LOOP (IN num INT)</text:span></text:p>
      <text:p text:style-name="P1"><text:span text:style-name="T15"/></text:p>
      <text:p text:style-name="P1"><text:span text:style-name="T15">Nothing found</text:span></text:p>
      <text:p text:style-name="P1"><text:span text:style-name="T15">Please try to run 'help contents' for a list of all accessible topics</text:span></text:p>
      <text:p text:style-name="P1"><text:span text:style-name="T15"/></text:p>
      <text:p text:style-name="P1"><text:span text:style-name="T15">MariaDB [csd2204w18]&gt; BEGIN</text:span></text:p>
      <text:p text:style-name="P1"><text:span text:style-name="T15"><text:s text:c="4"/>-&gt; DECLARE x INT;</text:span></text:p>
      <text:p text:style-name="P1"><text:span text:style-name="T15"><text:s text:c="4"/>-&gt; SET x = 0;</text:span></text:p>
      <text:p text:style-name="P1"><text:span text:style-name="T15"><text:s text:c="4"/>-&gt; loop_label: LOOP</text:span></text:p>
      <text:p text:style-name="P1"><text:span text:style-name="T15"><text:s text:c="4"/>-&gt; INSERT INTO number VALUES (rand());</text:span></text:p>
      <text:p text:style-name="P1"><text:span text:style-name="T15"><text:s text:c="4"/>-&gt; SET x = x + 1;</text:span></text:p>
      <text:p text:style-name="P1"><text:span text:style-name="T15"><text:s text:c="4"/>-&gt; IF x &gt;= num</text:span></text:p>
      <text:p text:style-name="P1"><text:span text:style-name="T15"><text:s text:c="4"/>-&gt; THEN LEAVE loop_label;</text:span></text:p>
      <text:p text:style-name="P1"><text:span text:style-name="T15"><text:s text:c="4"/>-&gt; END IF;</text:span></text:p>
      <text:p text:style-name="P1"><text:span text:style-name="T15"><text:s text:c="4"/>-&gt; END LOOP;</text:span></text:p>
      <text:p text:style-name="P1"><text:span text:style-name="T15"><text:s text:c="4"/>-&gt; END$$</text:span></text:p>
      <text:p text:style-name="P1"><text:span text:style-name="T15">ERROR 1064 (42000): You have an error in your SQL syntax; check the manual that corresponds to your MariaDB server version for the right syntax to use near 'DECLARE x INT;</text:span></text:p>
      <text:p text:style-name="P1"><text:span text:style-name="T15">SET x = 0;</text:span></text:p>
      <text:p text:style-name="P1"><text:span text:style-name="T15">loop_label: LOOP</text:span></text:p>
      <text:p text:style-name="P1"><text:span text:style-name="T15">INSERT INTO number VALUES (rand());</text:span></text:p>
      <text:p text:style-name="P1"><text:span text:style-name="T15">S' at line 2</text:span></text:p>
      <text:p text:style-name="P1"><text:span text:style-name="T15">MariaDB [csd2204w18]&gt; DELIMITER $$</text:span></text:p>
      <text:p text:style-name="P1"><text:span text:style-name="T15">MariaDB [csd2204w18]&gt; CREATE PROCEDURE proc_LOOP (IN num INT)</text:span></text:p>
      <text:p text:style-name="P1"><text:span text:style-name="T15"><text:s text:c="4"/>-&gt; BEGIN</text:span></text:p>
      <text:p text:style-name="P1"><text:span text:style-name="T15"><text:s text:c="4"/>-&gt; DECLARE x INT;</text:span></text:p>
      <text:p text:style-name="P1"><text:span text:style-name="T15"><text:s text:c="4"/>-&gt; SET x = 0;</text:span></text:p>
      <text:p text:style-name="P1"><text:span text:style-name="T15"><text:s text:c="4"/>-&gt; loop_label: LOOP</text:span></text:p>
      <text:p text:style-name="P1"><text:span text:style-name="T15"><text:s text:c="4"/>-&gt; INSERT INTO number VALUES (rand());</text:span></text:p>
      <text:p text:style-name="P1"><text:span text:style-name="T15"><text:s text:c="4"/>-&gt; SET x = x + 1;</text:span></text:p>
      <text:p text:style-name="P1"><text:span text:style-name="T15"><text:s text:c="4"/>-&gt; IF x &gt;= num</text:span></text:p>
      <text:p text:style-name="P1"><text:span text:style-name="T15"><text:s text:c="4"/>-&gt; THEN LEAVE loop_label;</text:span></text:p>
      <text:p text:style-name="P1"><text:span text:style-name="T15"><text:s text:c="4"/>-&gt; END IF;</text:span></text:p>
      <text:p text:style-name="P1"><text:span text:style-name="T15"><text:s text:c="4"/>-&gt; END LOOP;</text:span></text:p>
      <text:p text:style-name="P1"><text:span text:style-name="T15"><text:s text:c="4"/>-&gt; END$$</text:span></text:p>
      <text:p text:style-name="P1"><text:span text:style-name="T15">ERROR 1304 (42000): PROCEDURE proc_LOOP already exists</text:span></text:p>
      <text:p text:style-name="P1"><text:span text:style-name="T15">MariaDB [csd2204w18]&gt; CREATE PROCEDURE proc_LOOP (IN num INT)</text:span></text:p>
      <text:p text:style-name="P1"><text:span text:style-name="T15"><text:s text:c="4"/>-&gt; BEGIN</text:span></text:p>
      <text:p text:style-name="P1"><text:span text:style-name="T15"><text:s text:c="4"/>-&gt; DECLARE x INT;</text:span></text:p>
      <text:p text:style-name="P1"><text:span text:style-name="T15"><text:s text:c="4"/>-&gt; SET x = 0;</text:span></text:p>
      <text:p text:style-name="P1"><text:span text:style-name="T15"><text:s text:c="4"/>-&gt; loop_label: LOOP</text:span></text:p>
      <text:p text:style-name="P1"><text:span text:style-name="T15"><text:s text:c="4"/>-&gt; INSERT INTO number VALUES (rand());</text:span></text:p>
      <text:p text:style-name="P1"><text:span text:style-name="T15"><text:s text:c="4"/>-&gt; SET x = x + 1;</text:span></text:p>
      <text:p text:style-name="P1"><text:span text:style-name="T15"><text:s text:c="4"/>-&gt; IF x &gt;= num</text:span></text:p>
      <text:p text:style-name="P1"><text:span text:style-name="T15"><text:s text:c="4"/>-&gt; THEN LEAVE loop_label;</text:span></text:p>
      <text:p text:style-name="P1"><text:span text:style-name="T15"><text:s text:c="4"/>-&gt; END IF;</text:span></text:p>
      <text:p text:style-name="P1"><text:span text:style-name="T15"><text:s text:c="4"/>-&gt; END LOOP;</text:span></text:p>
      <text:p text:style-name="P1"><text:span text:style-name="T15"><text:s text:c="4"/>-&gt; END$$</text:span></text:p>
      <text:p text:style-name="P1"><text:span text:style-name="T15">ERROR 1304 (42000): PROCEDURE proc_LOOP already exists</text:span></text:p>
      <text:p text:style-name="P1"><text:span text:style-name="T15">MariaDB [csd2204w18]&gt; CALL proc_LOOP(3)$$</text:span></text:p>
      <text:p text:style-name="P1"><text:span text:style-name="T15">ERROR 1146 (42S02): Table 'csd2204w18.number' doesn't exist</text:span></text:p>
      <text:p text:style-name="P1"><text:span text:style-name="T15">MariaDB [csd2204w18]&gt;<text:s text:c="2"/>create table numbers(n1 float(5,2));$$</text:span></text:p>
      <text:p text:style-name="P1"><text:span text:style-name="T15">ERROR 1050 (42S01): Table 'numbers' already exists</text:span></text:p>
      <text:p text:style-name="P1"><text:span text:style-name="T15">MariaDB [csd2204w18]&gt; CALL proc_LOOP(3)$$</text:span></text:p>
      <text:p text:style-name="P1"><text:span text:style-name="T15">ERROR 1146 (42S02): Table 'csd2204w18.number' doesn't exist</text:span></text:p>
      <text:p text:style-name="P1"><text:span text:style-name="T15">MariaDB [csd2204w18]&gt; CREATE PROCEDURE proc_REPEAT (IN n INT)</text:span></text:p>
      <text:p text:style-name="P1"><text:span text:style-name="T15"><text:s text:c="4"/>-&gt; BEGIN</text:span></text:p>
      <text:p text:style-name="P1"><text:span text:style-name="T15"><text:s text:c="4"/>-&gt; SET @sum = 0;</text:span></text:p>
      <text:p text:style-name="P1"><text:span text:style-name="T15"><text:s text:c="4"/>-&gt; SET @x = 1;</text:span></text:p>
      <text:p text:style-name="P1"><text:span text:style-name="T15"><text:s text:c="4"/>-&gt; REPEAT</text:span></text:p>
      <text:p text:style-name="P1"><text:span text:style-name="T15"><text:s text:c="4"/>-&gt; IF mod(@x, 2) = 0</text:span></text:p>
      <text:p text:style-name="P1"><text:span text:style-name="T15"><text:s text:c="4"/>-&gt; THEN SET @sum = @sum + @x;</text:span></text:p>
      <text:p text:style-name="P1"><text:span text:style-name="T15"><text:s text:c="4"/>-&gt; END IF;</text:span></text:p>
      <text:p text:style-name="P1"><text:span text:style-name="T15"><text:s text:c="4"/>-&gt; SET @x = @x + 1;</text:span></text:p>
      <text:p text:style-name="P1"><text:span text:style-name="T15"><text:s text:c="4"/>-&gt; UNTIL @x &gt; n</text:span></text:p>
      <text:p text:style-name="P1"><text:span text:style-name="T15"><text:s text:c="4"/>-&gt; END REPEAT;</text:span></text:p>
      <text:p text:style-name="P1"><text:span text:style-name="T15"><text:s text:c="4"/>-&gt; END $$</text:span></text:p>
      <text:p text:style-name="P1"><text:span text:style-name="T15">Query OK, 0 rows affected (0.09 sec)</text:span></text:p>
      <text:p text:style-name="P1"><text:span text:style-name="T15"/></text:p>
      <text:p text:style-name="P1"><text:span text:style-name="T15">MariaDB [csd2204w18]&gt; CALL proc_REPEAT(5)$$</text:span></text:p>
      <text:p text:style-name="P1"><text:span text:style-name="T15">Query OK, 0 rows affected (0.00 sec)</text:span></text:p>
      <text:p text:style-name="P1"><text:span text:style-name="T15"/></text:p>
      <text:p text:style-name="P1"><text:span text:style-name="T15">MariaDB [csd2204w18]&gt; SELECT @sum$$</text:span></text:p>
      <text:p text:style-name="P1"><text:span text:style-name="T15">+------+</text:span></text:p>
      <text:p text:style-name="P1"><text:span text:style-name="T15">| @sum |</text:span></text:p>
      <text:p text:style-name="P1"><text:span text:style-name="T15">+------+</text:span></text:p>
      <text:p text:style-name="P1"><text:span text:style-name="T15">|<text:s text:c="4"/>6 |</text:span></text:p>
      <text:p text:style-name="P1"><text:span text:style-name="T15">+------+</text:span></text:p>
      <text:p text:style-name="P1"><text:span text:style-name="T15">1 row in set (0.00 sec)</text:span></text:p>
      <text:p text:style-name="P1"><text:span text:style-name="T15"/></text:p>
      <text:p text:style-name="P1"><text:span text:style-name="T15">MariaDB [csd2204w18]&gt; tee c:/xampp/day12log.txt</text:span></text:p>
      <text:p text:style-name="P1"><text:span text:style-name="T15">Logging to file 'c:/xampp/day12log.txt'</text:span></text:p>
      <text:p text:style-name="P1"><text:span text:style-name="T15">MariaDB [csd2204w18]&gt; CREATE PROCEDURE proc_WHILE(IN n INT)</text:span></text:p>
      <text:p text:style-name="P1"><text:span text:style-name="T15"><text:s text:c="4"/>-&gt; BEGIN</text:span></text:p>
      <text:p text:style-name="P1"><text:span text:style-name="T15"><text:s text:c="4"/>-&gt; SET @sum = 0;</text:span></text:p>
      <text:p text:style-name="P1"><text:span text:style-name="T15"><text:s text:c="4"/>-&gt; SET @x = 1;</text:span></text:p>
      <text:p text:style-name="P1"><text:span text:style-name="T15"><text:s text:c="4"/>-&gt; WHILE @x&lt;n</text:span></text:p>
      <text:p text:style-name="P1"><text:span text:style-name="T15"><text:s text:c="4"/>-&gt; DO</text:span></text:p>
      <text:p text:style-name="P1"><text:span text:style-name="T15"><text:s text:c="4"/>-&gt; IF mod(@x, 2) &lt;&gt; 0</text:span></text:p>
      <text:p text:style-name="P1"><text:span text:style-name="T15"><text:s text:c="4"/>-&gt; THEN SET @sum = @sum + @x;</text:span></text:p>
      <text:p text:style-name="P1"><text:span text:style-name="T15"><text:s text:c="4"/>-&gt; END IF;</text:span></text:p>
      <text:p text:style-name="P1"><text:span text:style-name="T15"><text:s text:c="4"/>-&gt; SET @x = @x + 1;</text:span></text:p>
      <text:p text:style-name="P1"><text:span text:style-name="T15"><text:s text:c="4"/>-&gt; END WHILE;</text:span></text:p>
      <text:p text:style-name="P1"><text:span text:style-name="T15"><text:s text:c="4"/>-&gt; END$$</text:span></text:p>
      <text:p text:style-name="P1"><text:span text:style-name="T15">Query OK, 0 rows affected (0.08 sec)</text:span></text:p>
      <text:p text:style-name="P1"><text:span text:style-name="T15"/></text:p>
      <text:p text:style-name="P1"><text:span text:style-name="T15">MariaDB [csd2204w18]&gt; CALL proc_WHILE(5)$$</text:span></text:p>
      <text:p text:style-name="P1"><text:span text:style-name="T15">Query OK, 0 rows affected (0.00 sec)</text:span></text:p>
      <text:p text:style-name="P1"><text:span text:style-name="T15"/></text:p>
      <text:p text:style-name="P1"><text:span text:style-name="T15">MariaDB [csd2204w18]&gt; SELECT @sum$$</text:span></text:p>
      <text:p text:style-name="P1"><text:span text:style-name="T15">+------+</text:span></text:p>
      <text:p text:style-name="P1"><text:span text:style-name="T15">| @sum |</text:span></text:p>
      <text:p text:style-name="P1"><text:span text:style-name="T15">+------+</text:span></text:p>
      <text:p text:style-name="P1"><text:span text:style-name="T15">|<text:s text:c="4"/>4 |</text:span></text:p>
      <text:p text:style-name="P1"><text:span text:style-name="T15">+------+</text:span></text:p>
      <text:p text:style-name="P1"><text:span text:style-name="T15">1 row in set (0.00 sec)</text:span></text:p>
      <text:p text:style-name="P1"><text:span text:style-name="T15"/></text:p>
      <text:p text:style-name="P1"><text:span text:style-name="T15">MariaDB [csd2204w18]&gt; CALL my_proc_WHILE(10)$$</text:span></text:p>
      <text:p text:style-name="P1"><text:span text:style-name="T15">ERROR 1305 (42000): PROCEDURE csd2204w18.my_proc_WHILE does not exist</text:span></text:p>
      <text:p text:style-name="P1"><text:span text:style-name="T15">MariaDB [csd2204w18]&gt; Bye</text:span></text:p>
      <text:p text:style-name="P1"><text:span text:style-name="T15"/></text:p>
      <text:p text:style-name="P1"><text:span text:style-name="T15">730110@128-IMAC10 c:\xampp</text:span></text:p>
      <text:p text:style-name="P1"><text:span text:style-name="T15"># mysql -u root -p</text:span></text:p>
      <text:p text:style-name="P1"><text:span text:style-name="T15">Enter password:</text:span></text:p>
      <text:p text:style-name="P1"><text:span text:style-name="T15">Welcome to the MariaDB monitor.<text:s text:c="2"/>Commands end with ; or \g.</text:span></text:p>
      <text:p text:style-name="P1"><text:span text:style-name="T15">Your MariaDB connection id is 5</text:span></text:p>
      <text:p text:style-name="P1"><text:span text:style-name="T15">Server version: 10.1.21-MariaDB mariadb.org binary distribution</text:span></text:p>
      <text:p text:style-name="P1"><text:span text:style-name="T15"/></text:p>
      <text:p text:style-name="P1"><text:span text:style-name="T15">Copyright (c) 2000, 2016, Oracle, MariaDB Corporation Ab and others.</text:span></text:p>
      <text:p text:style-name="P1"><text:span text:style-name="T15"/></text:p>
      <text:p text:style-name="P1"><text:span text:style-name="T15">Type 'help;' or '\h' for help. Type '\c' to clear the current input statement.</text:span></text:p>
      <text:p text:style-name="P1"><text:span text:style-name="T15"/></text:p>
      <text:p text:style-name="P1"><text:span text:style-name="T15">MariaDB [(none)]&gt; tee c:/xampp/day12log.txt</text:span></text:p>
      <text:p text:style-name="P1"><text:span text:style-name="T15">Logging to file 'c:/xampp/day12log.txt'</text:span></text:p>
      <text:p text:style-name="P1"><text:span text:style-name="T15">MariaDB [(none)]&gt; use csd2204w18;</text:span></text:p>
      <text:p text:style-name="P1"><text:span text:style-name="T15">Database changed</text:span></text:p>
      <text:p text:style-name="P1"><text:span text:style-name="T15">MariaDB [csd2204w18]&gt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